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4.77pt" svg:height="393.02pt" svg:x="193.55pt" svg:y="303.42pt">
            <draw:object draw:notify-on-update-of-ranges="Sheet1.B21:Sheet1.B21 Sheet1.B22:Sheet1.B65 Sheet1.C21:Sheet1.C21 Sheet1.C22:Sheet1.C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13.88pt" svg:y="19.39pt">
            <draw:object draw:notify-on-update-of-ranges="Sheet1.J18:Sheet1.J18 Sheet1.J19:Sheet1.J85 Sheet1.K18:Sheet1.K18 Sheet1.K19:Sheet1.K8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R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Vy</text:p>
          </table:table-cell>
          <table:table-cell office:value-type="float" office:value="49" calcext:value-type="float">
            <text:p>49</text:p>
          </table:table-cell>
          <table:table-cell table:formula="of:=[.B2]*[.$F$2]" office:value-type="float" office:value="0.855213333333333" calcext:value-type="float">
            <text:p>0.855213333333333</text:p>
          </table:table-cell>
          <table:table-cell/>
          <table:table-cell office:value-type="string" calcext:value-type="string">
            <text:p>radDeg</text:p>
          </table:table-cell>
          <table:table-cell table:formula="of:=3.1416/180" office:value-type="float" office:value="0.0174533333333333" calcext:value-type="float">
            <text:p>0.01745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amera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ixe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4480" calcext:value-type="float">
            <text:p>448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I image 6763.JP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 – pixels</text:p>
          </table:table-cell>
          <table:table-cell office:value-type="string" calcext:value-type="string">
            <text:p>Theta_axis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D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d2</text:p>
          </table:table-cell>
          <table:table-cell office:value-type="float" office:value="1147" calcext:value-type="float">
            <text:p>1147</text:p>
          </table:table-cell>
          <table:table-cell table:formula="of:=0.5*[.$C$2]*(([.$B$5]/2)-[.B8])/[.$B$5]" office:value-type="float" office:value="0.104324572916667" calcext:value-type="float">
            <text:p>0.104324572916667</text:p>
          </table:table-cell>
          <table:table-cell table:formula="of:=[.C8]/[.$F$2]" office:value-type="float" office:value="5.97734375" calcext:value-type="float">
            <text:p>5.97734375</text:p>
          </table:table-cell>
          <table:table-cell office:value-type="float" office:value="15862" calcext:value-type="float">
            <text:p>15,862.00</text:p>
          </table:table-cell>
          <table:table-cell office:value-type="float" office:value="0" calcext:value-type="float">
            <text:p>0</text:p>
          </table:table-cell>
          <table:table-cell table:formula="of:=ATAN2([.E8];[.$B$3]-[.F8])" office:value-type="float" office:value="0.00271087471104216" calcext:value-type="float">
            <text:p>0.002710874711042</text:p>
          </table:table-cell>
          <table:table-cell table:formula="of:=[.G8]/[.$F$2]" office:value-type="float" office:value="0.15532131652266" calcext:value-type="float">
            <text:p>0.15532131652266</text:p>
          </table:table-cell>
          <table:table-cell table:formula="of:=[.G8]+[.C8]" office:value-type="float" office:value="0.107035447627709" calcext:value-type="float">
            <text:p>0.107035447627709</text:p>
          </table:table-cell>
          <table:table-cell table:formula="of:=[.I8]/[.$F$2]" office:value-type="float" office:value="6.13266506652266" calcext:value-type="float">
            <text:p>6.13266506652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d3</text:p>
          </table:table-cell>
          <table:table-cell office:value-type="float" office:value="3262" calcext:value-type="float">
            <text:p>3262</text:p>
          </table:table-cell>
          <table:table-cell table:formula="of:=0.5*[.$C$2]*(([.$B$5]/2)-[.B9])/[.$B$5]" office:value-type="float" office:value="-0.0975477708333333" calcext:value-type="float">
            <text:p>-0.097547770833333</text:p>
          </table:table-cell>
          <table:table-cell table:formula="of:=[.C9]/[.$F$2]" office:value-type="float" office:value="-5.5890625" calcext:value-type="float">
            <text:p>-5.5890625</text:p>
          </table:table-cell>
          <table:table-cell office:value-type="float" office:value="14" calcext:value-type="float">
            <text:p>14.00</text:p>
          </table:table-cell>
          <table:table-cell office:value-type="float" office:value="40.1" calcext:value-type="float">
            <text:p>40.1</text:p>
          </table:table-cell>
          <table:table-cell table:formula="of:=ATAN2([.E9];[.$B$3]-[.F9])" office:value-type="float" office:value="0.204254162866381" calcext:value-type="float">
            <text:p>0.204254162866381</text:p>
          </table:table-cell>
          <table:table-cell table:formula="of:=[.G9]/[.$F$2]" office:value-type="float" office:value="11.702874113811" calcext:value-type="float">
            <text:p>11.702874113811</text:p>
          </table:table-cell>
          <table:table-cell table:formula="of:=[.G9]+[.C9]" office:value-type="float" office:value="0.106706392033047" calcext:value-type="float">
            <text:p>0.106706392033047</text:p>
          </table:table-cell>
          <table:table-cell table:formula="of:=[.I9]/[.$F$2]" office:value-type="float" office:value="6.11381161381097" calcext:value-type="float">
            <text:p>6.113811613810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H/tan(Theta)</text:p>
          </table:table-cell>
          <table:table-cell/>
          <table:table-cell office:value-type="string" calcext:value-type="string">
            <text:p>Ep – theta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90" calcext:value-type="float">
            <text:p>1390</text:p>
          </table:table-cell>
          <table:table-cell table:formula="of:=0.5*[.$C$2]*(([.$B$5]/2)-[.B11])/[.$B$5]" office:value-type="float" office:value="0.0811307291666667" calcext:value-type="float">
            <text:p>0.081130729166667</text:p>
          </table:table-cell>
          <table:table-cell table:formula="of:=[.C11]/[.$F$2]" office:value-type="float" office:value="4.6484375" calcext:value-type="float">
            <text:p>4.6484375</text:p>
          </table:table-cell>
          <table:table-cell table:formula="of:=([.$B$3]-[.F11])/TAN([.G11])" office:value-type="float" office:value="1670.17033734805" calcext:value-type="float">
            <text:p>1,670.17</text:p>
          </table:table-cell>
          <table:table-cell office:value-type="float" office:value="0" calcext:value-type="float">
            <text:p>0</text:p>
          </table:table-cell>
          <table:table-cell table:formula="of:=[.I11] - [.C11]" office:value-type="float" office:value="0.0257401906637115" calcext:value-type="float">
            <text:p>0.025740190663712</text:p>
          </table:table-cell>
          <table:table-cell table:formula="of:=[.G11]/[.$F$2]" office:value-type="float" office:value="1.47480084016681" calcext:value-type="float">
            <text:p>1.47480084016681</text:p>
          </table:table-cell>
          <table:table-cell table:formula="of:=AVERAGE([.I8:.I9])" office:value-type="float" office:value="0.106870919830378" calcext:value-type="float">
            <text:p>0.106870919830378</text:p>
          </table:table-cell>
          <table:table-cell table:formula="of:=[.I11]/[.$F$2]" office:value-type="float" office:value="6.12323834016681" calcext:value-type="float">
            <text:p>6.123238340166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 MIN([.E11];[.$E$8])" office:value-type="float" office:value="1670.17033734805" calcext:value-type="float">
            <text:p>1,670.1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d2</text:p>
          </table:table-cell>
          <table:table-cell office:value-type="float" office:value="1147" calcext:value-type="float">
            <text:p>1147</text:p>
          </table:table-cell>
          <table:table-cell table:formula="of:=0.5*[.$C$2]*(([.$B$5]/2)-[.B14])/[.$B$5]" office:value-type="float" office:value="0.104324572916667" calcext:value-type="float">
            <text:p>0.104324572916667</text:p>
          </table:table-cell>
          <table:table-cell table:formula="of:=[.C14]/[.$F$2]" office:value-type="float" office:value="5.97734375" calcext:value-type="float">
            <text:p>5.97734375</text:p>
          </table:table-cell>
          <table:table-cell table:formula="of:=([.$B$3]-[.F14])/TAN([.G14])" office:value-type="float" office:value="16886.9005369084" calcext:value-type="float">
            <text:p>16,886.90</text:p>
          </table:table-cell>
          <table:table-cell office:value-type="float" office:value="0" calcext:value-type="float">
            <text:p>0</text:p>
          </table:table-cell>
          <table:table-cell table:formula="of:=[.I14] - [.C14]" office:value-type="float" office:value="0.00254634691371146" calcext:value-type="float">
            <text:p>0.002546346913711</text:p>
          </table:table-cell>
          <table:table-cell table:formula="of:=[.G14]/[.$F$2]" office:value-type="float" office:value="0.145894590166814" calcext:value-type="float">
            <text:p>0.145894590166814</text:p>
          </table:table-cell>
          <table:table-cell table:formula="of:=[.I11]" office:value-type="float" office:value="0.106870919830378" calcext:value-type="float">
            <text:p>0.106870919830378</text:p>
          </table:table-cell>
          <table:table-cell table:formula="of:=[.I14]/[.$F$2]" office:value-type="float" office:value="6.12323834016681" calcext:value-type="float">
            <text:p>6.123238340166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ange limited</text:p>
          </table:table-cell>
          <table:table-cell table:formula="of:=MIN([.E14];[.$E$8])" office:value-type="float" office:value="15862" calcext:value-type="float">
            <text:p>15,862.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d3</text:p>
          </table:table-cell>
          <table:table-cell office:value-type="float" office:value="3262" calcext:value-type="float">
            <text:p>3262</text:p>
          </table:table-cell>
          <table:table-cell table:formula="of:=0.5*[.$C$2]*(([.$B$5]/2)-[.B17])/[.$B$5]" office:value-type="float" office:value="-0.0975477708333333" calcext:value-type="float">
            <text:p>-0.097547770833333</text:p>
          </table:table-cell>
          <table:table-cell table:formula="of:=[.C17]/[.$F$2]" office:value-type="float" office:value="-5.5890625" calcext:value-type="float">
            <text:p>-5.5890625</text:p>
          </table:table-cell>
          <table:table-cell table:formula="of:=([.$B$3]-[.F17])/TAN([.G17])" office:value-type="float" office:value="13.9884122633488" calcext:value-type="float">
            <text:p>13.99</text:p>
          </table:table-cell>
          <table:table-cell office:value-type="float" office:value="40.1" calcext:value-type="float">
            <text:p>40.1</text:p>
          </table:table-cell>
          <table:table-cell table:formula="of:=[.I17] - [.C17]" office:value-type="float" office:value="0.204418690663711" calcext:value-type="float">
            <text:p>0.204418690663711</text:p>
          </table:table-cell>
          <table:table-cell table:formula="of:=[.G17]/[.$F$2]" office:value-type="float" office:value="11.7123008401668" calcext:value-type="float">
            <text:p>11.7123008401668</text:p>
          </table:table-cell>
          <table:table-cell table:formula="of:=[.I11]" office:value-type="float" office:value="0.106870919830378" calcext:value-type="float">
            <text:p>0.106870919830378</text:p>
          </table:table-cell>
          <table:table-cell table:formula="of:=[.I17]/[.$F$2]" office:value-type="float" office:value="6.12323834016681" calcext:value-type="float">
            <text:p>6.123238340166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target at Sealevel</text:p>
          </table:table-cell>
          <table:table-cell/>
          <table:table-cell table:formula="of:=([.$B$3]-[.F18])/TAN([.G18])" office:value-type="float" office:value="-13.9884122633488" calcext:value-type="float">
            <text:p>-13.99</text:p>
          </table:table-cell>
          <table:table-cell office:value-type="float" office:value="40.1" calcext:value-type="float">
            <text:p>40.1</text:p>
          </table:table-cell>
          <table:table-cell table:formula="of:=[.C17]-[.I17]" office:value-type="float" office:value="-0.204418690663711" calcext:value-type="float">
            <text:p>-0.204418690663711</text:p>
          </table:table-cell>
          <table:table-cell table:number-columns-repeated="2"/>
          <table:table-cell office:value-type="string" calcext:value-type="string">
            <text:p>Ypixels</text:p>
          </table:table-cell>
          <table:table-cell office:value-type="string" calcext:value-type="string">
            <text:p>Rtarget</text:p>
          </table:table-cell>
          <table:table-cell office:value-type="string" calcext:value-type="string">
            <text:p>Theta_axis</text:p>
          </table:table-cell>
          <table:table-cell table:style-name="ce1" office:value-type="string" calcext:value-type="string">
            <text:p>Ep – Theta_ax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gative is NON PHYSICAL</text:p>
          </table:table-cell>
          <table:table-cell table:number-columns-repeated="6"/>
          <table:table-cell office:value-type="float" office:value="1140" calcext:value-type="float">
            <text:p>1140</text:p>
          </table:table-cell>
          <table:table-cell table:formula="of:=MAX(0;MIN([.$B$3]/TAN([.M19]);[.$E$8]))" office:value-type="float" office:value="15862" calcext:value-type="float">
            <text:p>15862</text:p>
          </table:table-cell>
          <table:table-cell table:formula="of:=0.5*[.$C$2]*(([.$B$5]/2)-[.J19])/[.$B$5]" office:value-type="float" office:value="0.104992708333333" calcext:value-type="float">
            <text:p>0.104992708333333</text:p>
          </table:table-cell>
          <table:table-cell table:style-name="ce2" table:formula="of:=[.$I$11] - [.L19]" office:value-type="float" office:value="0.0018782114970448" calcext:value-type="float">
            <text:p>0.0018782114970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target MAX is a large fiducial range, here E8</text:p>
          </table:table-cell>
          <table:table-cell table:number-columns-repeated="6"/>
          <table:table-cell office:value-type="float" office:value="1145" calcext:value-type="float">
            <text:p>1145</text:p>
          </table:table-cell>
          <table:table-cell table:formula="of:=MAX(0;MIN([.$B$3]/TAN([.M20]);[.$E$8]))" office:value-type="float" office:value="15862" calcext:value-type="float">
            <text:p>15862</text:p>
          </table:table-cell>
          <table:table-cell table:formula="of:=0.5*[.$C$2]*(([.$B$5]/2)-[.J20])/[.$B$5]" office:value-type="float" office:value="0.10451546875" calcext:value-type="float">
            <text:p>0.10451546875</text:p>
          </table:table-cell>
          <table:table-cell table:style-name="ce2" table:formula="of:=[.$I$11] - [.L20]" office:value-type="float" office:value="0.00235545108037813" calcext:value-type="float">
            <text:p>0.002355451080378</text:p>
          </table:table-cell>
        </table:table-row>
        <table:table-row table:style-name="ro1">
          <table:table-cell/>
          <table:table-cell office:value-type="string" calcext:value-type="string">
            <text:p>Ypixels</text:p>
          </table:table-cell>
          <table:table-cell office:value-type="string" calcext:value-type="string">
            <text:p>Rtarget</text:p>
          </table:table-cell>
          <table:table-cell office:value-type="string" calcext:value-type="string">
            <text:p>Theta_axis</text:p>
          </table:table-cell>
          <table:table-cell office:value-type="string" calcext:value-type="string">
            <text:p>Ep – Theta_axis</text:p>
          </table:table-cell>
          <table:table-cell table:number-columns-repeated="4"/>
          <table:table-cell office:value-type="float" office:value="1150" calcext:value-type="float">
            <text:p>1150</text:p>
          </table:table-cell>
          <table:table-cell table:formula="of:=MAX(0;MIN([.$B$3]/TAN([.M21]);[.$E$8]))" office:value-type="float" office:value="15179.8731637634" calcext:value-type="float">
            <text:p>15179.8731637634</text:p>
          </table:table-cell>
          <table:table-cell table:formula="of:=0.5*[.$C$2]*(([.$B$5]/2)-[.J21])/[.$B$5]" office:value-type="float" office:value="0.104038229166667" calcext:value-type="float">
            <text:p>0.104038229166667</text:p>
          </table:table-cell>
          <table:table-cell table:style-name="ce2" table:formula="of:=[.$I$11] - [.L21]" office:value-type="float" office:value="0.00283269066371146" calcext:value-type="float">
            <text:p>0.0028326906637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MIN([.$B$3]/TAN([.E22]);[.$E$8])" office:value-type="float" office:value="-400.589292192834" calcext:value-type="float">
            <text:p>-400.589292192834</text:p>
          </table:table-cell>
          <table:table-cell table:formula="of:=0.5*[.$C$2]*(([.$B$5]/2)-[.B22])/[.$B$5]" office:value-type="float" office:value="0.213803333333333" calcext:value-type="float">
            <text:p>0.213803333333333</text:p>
          </table:table-cell>
          <table:table-cell table:style-name="ce2" table:formula="of:=[.$I$11] - [.D22]" office:value-type="float" office:value="-0.106932413502955" calcext:value-type="float">
            <text:p>-0.106932413502955</text:p>
          </table:table-cell>
          <table:table-cell table:number-columns-repeated="4"/>
          <table:table-cell office:value-type="float" office:value="1155" calcext:value-type="float">
            <text:p>1155</text:p>
          </table:table-cell>
          <table:table-cell table:formula="of:=MAX(0;MIN([.$B$3]/TAN([.M22]);[.$E$8]))" office:value-type="float" office:value="12991.1628824994" calcext:value-type="float">
            <text:p>12991.1628824994</text:p>
          </table:table-cell>
          <table:table-cell table:formula="of:=0.5*[.$C$2]*(([.$B$5]/2)-[.J22])/[.$B$5]" office:value-type="float" office:value="0.103560989583333" calcext:value-type="float">
            <text:p>0.103560989583333</text:p>
          </table:table-cell>
          <table:table-cell table:style-name="ce2" table:formula="of:=[.$I$11] - [.L22]" office:value-type="float" office:value="0.0033099302470448" calcext:value-type="float">
            <text:p>0.0033099302470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MIN([.$B$3]/TAN([.E23]);[.$E$8])" office:value-type="float" office:value="-440.137779576618" calcext:value-type="float">
            <text:p>-440.137779576618</text:p>
          </table:table-cell>
          <table:table-cell table:formula="of:=0.5*[.$C$2]*(([.$B$5]/2)-[.B23])/[.$B$5]" office:value-type="float" office:value="0.204258541666667" calcext:value-type="float">
            <text:p>0.204258541666667</text:p>
          </table:table-cell>
          <table:table-cell table:style-name="ce2" table:formula="of:=[.$I$11] - [.D23]" office:value-type="float" office:value="-0.0973876218362885" calcext:value-type="float">
            <text:p>-0.097387621836289</text:p>
          </table:table-cell>
          <table:table-cell table:number-columns-repeated="4"/>
          <table:table-cell office:value-type="float" office:value="1160" calcext:value-type="float">
            <text:p>1160</text:p>
          </table:table-cell>
          <table:table-cell table:formula="of:=MAX(0;MIN([.$B$3]/TAN([.M23]);[.$E$8]))" office:value-type="float" office:value="11354.0708095075" calcext:value-type="float">
            <text:p>11354.0708095075</text:p>
          </table:table-cell>
          <table:table-cell table:formula="of:=0.5*[.$C$2]*(([.$B$5]/2)-[.J23])/[.$B$5]" office:value-type="float" office:value="0.10308375" calcext:value-type="float">
            <text:p>0.10308375</text:p>
          </table:table-cell>
          <table:table-cell table:style-name="ce2" table:formula="of:=[.$I$11] - [.L23]" office:value-type="float" office:value="0.00378716983037813" calcext:value-type="float">
            <text:p>0.00378716983037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MIN([.$B$3]/TAN([.E24]);[.$E$8])" office:value-type="float" office:value="-488.250911077164" calcext:value-type="float">
            <text:p>-488.250911077164</text:p>
          </table:table-cell>
          <table:table-cell table:formula="of:=0.5*[.$C$2]*(([.$B$5]/2)-[.B24])/[.$B$5]" office:value-type="float" office:value="0.19471375" calcext:value-type="float">
            <text:p>0.19471375</text:p>
          </table:table-cell>
          <table:table-cell table:style-name="ce2" table:formula="of:=[.$I$11] - [.D24]" office:value-type="float" office:value="-0.0878428301696219" calcext:value-type="float">
            <text:p>-0.087842830169622</text:p>
          </table:table-cell>
          <table:table-cell table:number-columns-repeated="4"/>
          <table:table-cell office:value-type="float" office:value="1165" calcext:value-type="float">
            <text:p>1165</text:p>
          </table:table-cell>
          <table:table-cell table:formula="of:=MAX(0;MIN([.$B$3]/TAN([.M24]);[.$E$8]))" office:value-type="float" office:value="10083.3984671053" calcext:value-type="float">
            <text:p>10083.3984671053</text:p>
          </table:table-cell>
          <table:table-cell table:formula="of:=0.5*[.$C$2]*(([.$B$5]/2)-[.J24])/[.$B$5]" office:value-type="float" office:value="0.102606510416667" calcext:value-type="float">
            <text:p>0.102606510416667</text:p>
          </table:table-cell>
          <table:table-cell table:style-name="ce2" table:formula="of:=[.$I$11] - [.L24]" office:value-type="float" office:value="0.00426440941371147" calcext:value-type="float">
            <text:p>0.0042644094137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MIN([.$B$3]/TAN([.E25]);[.$E$8])" office:value-type="float" office:value="-548.060886307849" calcext:value-type="float">
            <text:p>-548.060886307849</text:p>
          </table:table-cell>
          <table:table-cell table:formula="of:=0.5*[.$C$2]*(([.$B$5]/2)-[.B25])/[.$B$5]" office:value-type="float" office:value="0.185168958333333" calcext:value-type="float">
            <text:p>0.185168958333333</text:p>
          </table:table-cell>
          <table:table-cell table:style-name="ce2" table:formula="of:=[.$I$11] - [.D25]" office:value-type="float" office:value="-0.0782980385029552" calcext:value-type="float">
            <text:p>-0.078298038502955</text:p>
          </table:table-cell>
          <table:table-cell table:number-columns-repeated="4"/>
          <table:table-cell office:value-type="float" office:value="1170" calcext:value-type="float">
            <text:p>1170</text:p>
          </table:table-cell>
          <table:table-cell table:formula="of:=MAX(0;MIN([.$B$3]/TAN([.M25]);[.$E$8]))" office:value-type="float" office:value="9068.50713045431" calcext:value-type="float">
            <text:p>9068.50713045431</text:p>
          </table:table-cell>
          <table:table-cell table:formula="of:=0.5*[.$C$2]*(([.$B$5]/2)-[.J25])/[.$B$5]" office:value-type="float" office:value="0.102129270833333" calcext:value-type="float">
            <text:p>0.102129270833333</text:p>
          </table:table-cell>
          <table:table-cell table:style-name="ce2" table:formula="of:=[.$I$11] - [.L25]" office:value-type="float" office:value="0.0047416489970448" calcext:value-type="float">
            <text:p>0.00474164899704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MIN([.$B$3]/TAN([.E26]);[.$E$8])" office:value-type="float" office:value="-624.439234791831" calcext:value-type="float">
            <text:p>-624.439234791831</text:p>
          </table:table-cell>
          <table:table-cell table:formula="of:=0.5*[.$C$2]*(([.$B$5]/2)-[.B26])/[.$B$5]" office:value-type="float" office:value="0.175624166666667" calcext:value-type="float">
            <text:p>0.175624166666667</text:p>
          </table:table-cell>
          <table:table-cell table:style-name="ce2" table:formula="of:=[.$I$11] - [.D26]" office:value-type="float" office:value="-0.0687532468362886" calcext:value-type="float">
            <text:p>-0.068753246836289</text:p>
          </table:table-cell>
          <table:table-cell table:number-columns-repeated="4"/>
          <table:table-cell office:value-type="float" office:value="1175" calcext:value-type="float">
            <text:p>1175</text:p>
          </table:table-cell>
          <table:table-cell table:formula="of:=MAX(0;MIN([.$B$3]/TAN([.M26]);[.$E$8]))" office:value-type="float" office:value="8239.22736477942" calcext:value-type="float">
            <text:p>8239.22736477942</text:p>
          </table:table-cell>
          <table:table-cell table:formula="of:=0.5*[.$C$2]*(([.$B$5]/2)-[.J26])/[.$B$5]" office:value-type="float" office:value="0.10165203125" calcext:value-type="float">
            <text:p>0.10165203125</text:p>
          </table:table-cell>
          <table:table-cell table:style-name="ce2" table:formula="of:=[.$I$11] - [.L26]" office:value-type="float" office:value="0.00521888858037813" calcext:value-type="float">
            <text:p>0.00521888858037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MIN([.$B$3]/TAN([.E27]);[.$E$8])" office:value-type="float" office:value="-725.398772968671" calcext:value-type="float">
            <text:p>-725.398772968671</text:p>
          </table:table-cell>
          <table:table-cell table:formula="of:=0.5*[.$C$2]*(([.$B$5]/2)-[.B27])/[.$B$5]" office:value-type="float" office:value="0.166079375" calcext:value-type="float">
            <text:p>0.166079375</text:p>
          </table:table-cell>
          <table:table-cell table:style-name="ce2" table:formula="of:=[.$I$11] - [.D27]" office:value-type="float" office:value="-0.0592084551696219" calcext:value-type="float">
            <text:p>-0.059208455169622</text:p>
          </table:table-cell>
          <table:table-cell/>
          <table:table-cell office:value-type="string" calcext:value-type="string">
            <text:p>0.5*$C$2*(($B$5/2)-B32)/$B$5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table:formula="of:=MAX(0;MIN([.$B$3]/TAN([.M27]);[.$E$8]))" office:value-type="float" office:value="7548.90580155412" calcext:value-type="float">
            <text:p>7548.90580155412</text:p>
          </table:table-cell>
          <table:table-cell table:formula="of:=0.5*[.$C$2]*(([.$B$5]/2)-[.J27])/[.$B$5]" office:value-type="float" office:value="0.101174791666667" calcext:value-type="float">
            <text:p>0.101174791666667</text:p>
          </table:table-cell>
          <table:table-cell table:style-name="ce2" table:formula="of:=[.$I$11] - [.L27]" office:value-type="float" office:value="0.00569612816371146" calcext:value-type="float">
            <text:p>0.00569612816371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MIN([.$B$3]/TAN([.E28]);[.$E$8])" office:value-type="float" office:value="-865.112202415265" calcext:value-type="float">
            <text:p>-865.112202415265</text:p>
          </table:table-cell>
          <table:table-cell table:formula="of:=0.5*[.$C$2]*(([.$B$5]/2)-[.B28])/[.$B$5]" office:value-type="float" office:value="0.156534583333333" calcext:value-type="float">
            <text:p>0.156534583333333</text:p>
          </table:table-cell>
          <table:table-cell table:style-name="ce2" table:formula="of:=[.$I$11] - [.D28]" office:value-type="float" office:value="-0.0496636635029552" calcext:value-type="float">
            <text:p>-0.049663663502955</text:p>
          </table:table-cell>
          <table:table-cell table:number-columns-repeated="4"/>
          <table:table-cell office:value-type="float" office:value="1185" calcext:value-type="float">
            <text:p>1185</text:p>
          </table:table-cell>
          <table:table-cell table:formula="of:=MAX(0;MIN([.$B$3]/TAN([.M28]);[.$E$8]))" office:value-type="float" office:value="6965.31545024764" calcext:value-type="float">
            <text:p>6965.31545024764</text:p>
          </table:table-cell>
          <table:table-cell table:formula="of:=0.5*[.$C$2]*(([.$B$5]/2)-[.J28])/[.$B$5]" office:value-type="float" office:value="0.100697552083333" calcext:value-type="float">
            <text:p>0.100697552083333</text:p>
          </table:table-cell>
          <table:table-cell table:style-name="ce2" table:formula="of:=[.$I$11] - [.L28]" office:value-type="float" office:value="0.0061733677470448" calcext:value-type="float">
            <text:p>0.006173367747045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MIN([.$B$3]/TAN([.E29]);[.$E$8])" office:value-type="float" office:value="-1071.23968633318" calcext:value-type="float">
            <text:p>-1071.23968633318</text:p>
          </table:table-cell>
          <table:table-cell table:formula="of:=0.5*[.$C$2]*(([.$B$5]/2)-[.B29])/[.$B$5]" office:value-type="float" office:value="0.146989791666667" calcext:value-type="float">
            <text:p>0.146989791666667</text:p>
          </table:table-cell>
          <table:table-cell table:style-name="ce2" table:formula="of:=[.$I$11] - [.D29]" office:value-type="float" office:value="-0.0401188718362885" calcext:value-type="float">
            <text:p>-0.040118871836289</text:p>
          </table:table-cell>
          <table:table-cell table:number-columns-repeated="4"/>
          <table:table-cell office:value-type="float" office:value="1190" calcext:value-type="float">
            <text:p>1190</text:p>
          </table:table-cell>
          <table:table-cell table:formula="of:=MAX(0;MIN([.$B$3]/TAN([.M29]);[.$E$8]))" office:value-type="float" office:value="6465.47960065322" calcext:value-type="float">
            <text:p>6465.47960065322</text:p>
          </table:table-cell>
          <table:table-cell table:formula="of:=0.5*[.$C$2]*(([.$B$5]/2)-[.J29])/[.$B$5]" office:value-type="float" office:value="0.1002203125" calcext:value-type="float">
            <text:p>0.1002203125</text:p>
          </table:table-cell>
          <table:table-cell table:style-name="ce2" table:formula="of:=[.$I$11] - [.L29]" office:value-type="float" office:value="0.00665060733037813" calcext:value-type="float">
            <text:p>0.00665060733037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MIN([.$B$3]/TAN([.E30]);[.$E$8])" office:value-type="float" office:value="-1405.98181511" calcext:value-type="float">
            <text:p>-1405.98181511</text:p>
          </table:table-cell>
          <table:table-cell table:formula="of:=0.5*[.$C$2]*(([.$B$5]/2)-[.B30])/[.$B$5]" office:value-type="float" office:value="0.137445" calcext:value-type="float">
            <text:p>0.137445</text:p>
          </table:table-cell>
          <table:table-cell table:style-name="ce2" table:formula="of:=[.$I$11] - [.D30]" office:value-type="float" office:value="-0.0305740801696219" calcext:value-type="float">
            <text:p>-0.030574080169622</text:p>
          </table:table-cell>
          <table:table-cell table:number-columns-repeated="4"/>
          <table:table-cell office:value-type="float" office:value="1195" calcext:value-type="float">
            <text:p>1195</text:p>
          </table:table-cell>
          <table:table-cell table:formula="of:=MAX(0;MIN([.$B$3]/TAN([.M30]);[.$E$8]))" office:value-type="float" office:value="6032.57509537624" calcext:value-type="float">
            <text:p>6032.57509537624</text:p>
          </table:table-cell>
          <table:table-cell table:formula="of:=0.5*[.$C$2]*(([.$B$5]/2)-[.J30])/[.$B$5]" office:value-type="float" office:value="0.0997430729166667" calcext:value-type="float">
            <text:p>0.099743072916667</text:p>
          </table:table-cell>
          <table:table-cell table:style-name="ce2" table:formula="of:=[.$I$11] - [.L30]" office:value-type="float" office:value="0.00712784691371146" calcext:value-type="float">
            <text:p>0.00712784691371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MIN([.$B$3]/TAN([.E31]);[.$E$8])" office:value-type="float" office:value="-2044.46580126094" calcext:value-type="float">
            <text:p>-2044.46580126094</text:p>
          </table:table-cell>
          <table:table-cell table:formula="of:=0.5*[.$C$2]*(([.$B$5]/2)-[.B31])/[.$B$5]" office:value-type="float" office:value="0.127900208333333" calcext:value-type="float">
            <text:p>0.127900208333333</text:p>
          </table:table-cell>
          <table:table-cell table:style-name="ce2" table:formula="of:=[.$I$11] - [.D31]" office:value-type="float" office:value="-0.0210292885029552" calcext:value-type="float">
            <text:p>-0.021029288502955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formula="of:=MAX(0;MIN([.$B$3]/TAN([.M31]);[.$E$8]))" office:value-type="float" office:value="5654.00157008469" calcext:value-type="float">
            <text:p>5654.00157008469</text:p>
          </table:table-cell>
          <table:table-cell table:formula="of:=0.5*[.$C$2]*(([.$B$5]/2)-[.J31])/[.$B$5]" office:value-type="float" office:value="0.0992658333333333" calcext:value-type="float">
            <text:p>0.099265833333333</text:p>
          </table:table-cell>
          <table:table-cell table:style-name="ce2" table:formula="of:=[.$I$11] - [.L31]" office:value-type="float" office:value="0.00760508649704481" calcext:value-type="float">
            <text:p>0.00760508649704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MIN([.$B$3]/TAN([.E32]);[.$E$8])" office:value-type="float" office:value="-3744.01335299343" calcext:value-type="float">
            <text:p>-3744.01335299343</text:p>
          </table:table-cell>
          <table:table-cell table:formula="of:=0.5*[.$C$2]*(([.$B$5]/2)-[.B32])/[.$B$5]" office:value-type="float" office:value="0.118355416666667" calcext:value-type="float">
            <text:p>0.118355416666667</text:p>
          </table:table-cell>
          <table:table-cell table:style-name="ce2" table:formula="of:=[.$I$11] - [.D32]" office:value-type="float" office:value="-0.0114844968362885" calcext:value-type="float">
            <text:p>-0.011484496836289</text:p>
          </table:table-cell>
          <table:table-cell table:number-columns-repeated="4"/>
          <table:table-cell office:value-type="float" office:value="1205" calcext:value-type="float">
            <text:p>1205</text:p>
          </table:table-cell>
          <table:table-cell table:formula="of:=MAX(0;MIN([.$B$3]/TAN([.M32]);[.$E$8]))" office:value-type="float" office:value="5320.13473073306" calcext:value-type="float">
            <text:p>5320.13473073306</text:p>
          </table:table-cell>
          <table:table-cell table:formula="of:=0.5*[.$C$2]*(([.$B$5]/2)-[.J32])/[.$B$5]" office:value-type="float" office:value="0.09878859375" calcext:value-type="float">
            <text:p>0.09878859375</text:p>
          </table:table-cell>
          <table:table-cell table:style-name="ce2" table:formula="of:=[.$I$11] - [.L32]" office:value-type="float" office:value="0.00808232608037813" calcext:value-type="float">
            <text:p>0.008082326080378</text:p>
          </table:table-cell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formula="of:=MIN([.$B$3]/TAN([.E33]);[.$E$8])" office:value-type="float" office:value="15862" calcext:value-type="float">
            <text:p>15862</text:p>
          </table:table-cell>
          <table:table-cell table:formula="of:=0.5*[.$C$2]*(([.$B$5]/2)-[.B33])/[.$B$5]" office:value-type="float" office:value="0.104324572916667" calcext:value-type="float">
            <text:p>0.104324572916667</text:p>
          </table:table-cell>
          <table:table-cell table:style-name="ce2" table:formula="of:=[.$I$11] - [.D33]" office:value-type="float" office:value="0.00254634691371146" calcext:value-type="float">
            <text:p>0.002546346913711</text:p>
          </table:table-cell>
          <table:table-cell table:number-columns-repeated="4"/>
          <table:table-cell office:value-type="float" office:value="1210" calcext:value-type="float">
            <text:p>1210</text:p>
          </table:table-cell>
          <table:table-cell table:formula="of:=MAX(0;MIN([.$B$3]/TAN([.M33]);[.$E$8]))" office:value-type="float" office:value="5023.49669783015" calcext:value-type="float">
            <text:p>5023.49669783015</text:p>
          </table:table-cell>
          <table:table-cell table:formula="of:=0.5*[.$C$2]*(([.$B$5]/2)-[.J33])/[.$B$5]" office:value-type="float" office:value="0.0983113541666667" calcext:value-type="float">
            <text:p>0.098311354166667</text:p>
          </table:table-cell>
          <table:table-cell table:style-name="ce2" table:formula="of:=[.$I$11] - [.L33]" office:value-type="float" office:value="0.00855956566371147" calcext:value-type="float">
            <text:p>0.008559565663711</text:p>
          </table:table-cell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formula="of:=MIN([.$B$3]/TAN([.E34]);[.$E$8])" office:value-type="float" office:value="6465.47960065322" calcext:value-type="float">
            <text:p>6465.47960065322</text:p>
          </table:table-cell>
          <table:table-cell table:formula="of:=0.5*[.$C$2]*(([.$B$5]/2)-[.B34])/[.$B$5]" office:value-type="float" office:value="0.1002203125" calcext:value-type="float">
            <text:p>0.1002203125</text:p>
          </table:table-cell>
          <table:table-cell table:style-name="ce2" table:formula="of:=[.$I$11] - [.D34]" office:value-type="float" office:value="0.00665060733037813" calcext:value-type="float">
            <text:p>0.006650607330378</text:p>
          </table:table-cell>
          <table:table-cell table:number-columns-repeated="4"/>
          <table:table-cell office:value-type="float" office:value="1215" calcext:value-type="float">
            <text:p>1215</text:p>
          </table:table-cell>
          <table:table-cell table:formula="of:=MAX(0;MIN([.$B$3]/TAN([.M34]);[.$E$8]))" office:value-type="float" office:value="4758.18923867135" calcext:value-type="float">
            <text:p>4758.18923867135</text:p>
          </table:table-cell>
          <table:table-cell table:formula="of:=0.5*[.$C$2]*(([.$B$5]/2)-[.J34])/[.$B$5]" office:value-type="float" office:value="0.0978341145833333" calcext:value-type="float">
            <text:p>0.097834114583333</text:p>
          </table:table-cell>
          <table:table-cell table:style-name="ce2" table:formula="of:=[.$I$11] - [.L34]" office:value-type="float" office:value="0.0090368052470448" calcext:value-type="float">
            <text:p>0.009036805247045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MIN([.$B$3]/TAN([.E35]);[.$E$8])" office:value-type="float" office:value="2507.06062229524" calcext:value-type="float">
            <text:p>2507.06062229524</text:p>
          </table:table-cell>
          <table:table-cell table:formula="of:=0.5*[.$C$2]*(([.$B$5]/2)-[.B35])/[.$B$5]" office:value-type="float" office:value="0.0897210416666667" calcext:value-type="float">
            <text:p>0.089721041666667</text:p>
          </table:table-cell>
          <table:table-cell table:style-name="ce2" table:formula="of:=[.$I$11] - [.D35]" office:value-type="float" office:value="0.0171498781637115" calcext:value-type="float">
            <text:p>0.017149878163712</text:p>
          </table:table-cell>
          <table:table-cell table:number-columns-repeated="4"/>
          <table:table-cell office:value-type="float" office:value="1220" calcext:value-type="float">
            <text:p>1220</text:p>
          </table:table-cell>
          <table:table-cell table:formula="of:=MAX(0;MIN([.$B$3]/TAN([.M35]);[.$E$8]))" office:value-type="float" office:value="4519.49757939344" calcext:value-type="float">
            <text:p>4519.49757939344</text:p>
          </table:table-cell>
          <table:table-cell table:formula="of:=0.5*[.$C$2]*(([.$B$5]/2)-[.J35])/[.$B$5]" office:value-type="float" office:value="0.097356875" calcext:value-type="float">
            <text:p>0.097356875</text:p>
          </table:table-cell>
          <table:table-cell table:style-name="ce2" table:formula="of:=[.$I$11] - [.L35]" office:value-type="float" office:value="0.00951404483037813" calcext:value-type="float">
            <text:p>0.009514044830378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table:formula="of:=MIN([.$B$3]/TAN([.E36]);[.$E$8])" office:value-type="float" office:value="1657.86965906517" calcext:value-type="float">
            <text:p>1657.86965906517</text:p>
          </table:table-cell>
          <table:table-cell table:formula="of:=0.5*[.$C$2]*(([.$B$5]/2)-[.B36])/[.$B$5]" office:value-type="float" office:value="0.0809398333333333" calcext:value-type="float">
            <text:p>0.080939833333333</text:p>
          </table:table-cell>
          <table:table-cell table:style-name="ce2" table:formula="of:=[.$I$11] - [.D36]" office:value-type="float" office:value="0.0259310864970448" calcext:value-type="float">
            <text:p>0.025931086497045</text:p>
          </table:table-cell>
          <table:table-cell table:number-columns-repeated="4"/>
          <table:table-cell office:value-type="float" office:value="1225" calcext:value-type="float">
            <text:p>1225</text:p>
          </table:table-cell>
          <table:table-cell table:formula="of:=MAX(0;MIN([.$B$3]/TAN([.M36]);[.$E$8]))" office:value-type="float" office:value="4303.60776193247" calcext:value-type="float">
            <text:p>4303.60776193247</text:p>
          </table:table-cell>
          <table:table-cell table:formula="of:=0.5*[.$C$2]*(([.$B$5]/2)-[.J36])/[.$B$5]" office:value-type="float" office:value="0.0968796354166667" calcext:value-type="float">
            <text:p>0.096879635416667</text:p>
          </table:table-cell>
          <table:table-cell table:style-name="ce2" table:formula="of:=[.$I$11] - [.L36]" office:value-type="float" office:value="0.00999128441371146" calcext:value-type="float">
            <text:p>0.009991284413711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MIN([.$B$3]/TAN([.E37]);[.$E$8])" office:value-type="float" office:value="1610.42581823255" calcext:value-type="float">
            <text:p>1610.42581823255</text:p>
          </table:table-cell>
          <table:table-cell table:formula="of:=0.5*[.$C$2]*(([.$B$5]/2)-[.B37])/[.$B$5]" office:value-type="float" office:value="0.08017625" calcext:value-type="float">
            <text:p>0.08017625</text:p>
          </table:table-cell>
          <table:table-cell table:style-name="ce2" table:formula="of:=[.$I$11] - [.D37]" office:value-type="float" office:value="0.0266946698303781" calcext:value-type="float">
            <text:p>0.026694669830378</text:p>
          </table:table-cell>
          <table:table-cell table:number-columns-repeated="4"/>
          <table:table-cell office:value-type="float" office:value="1230" calcext:value-type="float">
            <text:p>1230</text:p>
          </table:table-cell>
          <table:table-cell table:formula="of:=MAX(0;MIN([.$B$3]/TAN([.M37]);[.$E$8]))" office:value-type="float" office:value="4107.40131185047" calcext:value-type="float">
            <text:p>4107.40131185047</text:p>
          </table:table-cell>
          <table:table-cell table:formula="of:=0.5*[.$C$2]*(([.$B$5]/2)-[.J37])/[.$B$5]" office:value-type="float" office:value="0.0964023958333333" calcext:value-type="float">
            <text:p>0.096402395833333</text:p>
          </table:table-cell>
          <table:table-cell table:style-name="ce2" table:formula="of:=[.$I$11] - [.L37]" office:value-type="float" office:value="0.0104685239970448" calcext:value-type="float">
            <text:p>0.01046852399704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MIN([.$B$3]/TAN([.E38]);[.$E$8])" office:value-type="float" office:value="1186.03236996326" calcext:value-type="float">
            <text:p>1186.03236996326</text:p>
          </table:table-cell>
          <table:table-cell table:formula="of:=0.5*[.$C$2]*(([.$B$5]/2)-[.B38])/[.$B$5]" office:value-type="float" office:value="0.0706314583333333" calcext:value-type="float">
            <text:p>0.070631458333333</text:p>
          </table:table-cell>
          <table:table-cell table:style-name="ce2" table:formula="of:=[.$I$11] - [.D38]" office:value-type="float" office:value="0.0362394614970448" calcext:value-type="float">
            <text:p>0.036239461497045</text:p>
          </table:table-cell>
          <table:table-cell table:number-columns-repeated="4"/>
          <table:table-cell office:value-type="float" office:value="1235" calcext:value-type="float">
            <text:p>1235</text:p>
          </table:table-cell>
          <table:table-cell table:formula="of:=MAX(0;MIN([.$B$3]/TAN([.M38]);[.$E$8]))" office:value-type="float" office:value="3928.30362154167" calcext:value-type="float">
            <text:p>3928.30362154167</text:p>
          </table:table-cell>
          <table:table-cell table:formula="of:=0.5*[.$C$2]*(([.$B$5]/2)-[.J38])/[.$B$5]" office:value-type="float" office:value="0.09592515625" calcext:value-type="float">
            <text:p>0.09592515625</text:p>
          </table:table-cell>
          <table:table-cell table:style-name="ce2" table:formula="of:=[.$I$11] - [.L38]" office:value-type="float" office:value="0.0109457635803781" calcext:value-type="float">
            <text:p>0.010945763580378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MIN([.$B$3]/TAN([.E39]);[.$E$8])" office:value-type="float" office:value="938.531205137662" calcext:value-type="float">
            <text:p>938.531205137662</text:p>
          </table:table-cell>
          <table:table-cell table:formula="of:=0.5*[.$C$2]*(([.$B$5]/2)-[.B39])/[.$B$5]" office:value-type="float" office:value="0.0610866666666667" calcext:value-type="float">
            <text:p>0.061086666666667</text:p>
          </table:table-cell>
          <table:table-cell table:style-name="ce2" table:formula="of:=[.$I$11] - [.D39]" office:value-type="float" office:value="0.0457842531637115" calcext:value-type="float">
            <text:p>0.045784253163712</text:p>
          </table:table-cell>
          <table:table-cell table:number-columns-repeated="4"/>
          <table:table-cell office:value-type="float" office:value="1240" calcext:value-type="float">
            <text:p>1240</text:p>
          </table:table-cell>
          <table:table-cell table:formula="of:=MAX(0;MIN([.$B$3]/TAN([.M39]);[.$E$8]))" office:value-type="float" office:value="3764.17033966235" calcext:value-type="float">
            <text:p>3764.17033966235</text:p>
          </table:table-cell>
          <table:table-cell table:formula="of:=0.5*[.$C$2]*(([.$B$5]/2)-[.J39])/[.$B$5]" office:value-type="float" office:value="0.0954479166666667" calcext:value-type="float">
            <text:p>0.095447916666667</text:p>
          </table:table-cell>
          <table:table-cell table:style-name="ce2" table:formula="of:=[.$I$11] - [.L39]" office:value-type="float" office:value="0.0114230031637115" calcext:value-type="float">
            <text:p>0.011423003163712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formula="of:=MIN([.$B$3]/TAN([.E40]);[.$E$8])" office:value-type="float" office:value="776.375455148185" calcext:value-type="float">
            <text:p>776.375455148185</text:p>
          </table:table-cell>
          <table:table-cell table:formula="of:=0.5*[.$C$2]*(([.$B$5]/2)-[.B40])/[.$B$5]" office:value-type="float" office:value="0.051541875" calcext:value-type="float">
            <text:p>0.051541875</text:p>
          </table:table-cell>
          <table:table-cell table:style-name="ce2" table:formula="of:=[.$I$11] - [.D40]" office:value-type="float" office:value="0.0553290448303781" calcext:value-type="float">
            <text:p>0.055329044830378</text:p>
          </table:table-cell>
          <table:table-cell table:number-columns-repeated="4"/>
          <table:table-cell office:value-type="float" office:value="1245" calcext:value-type="float">
            <text:p>1245</text:p>
          </table:table-cell>
          <table:table-cell table:formula="of:=MAX(0;MIN([.$B$3]/TAN([.M40]);[.$E$8]))" office:value-type="float" office:value="3613.20109754656" calcext:value-type="float">
            <text:p>3613.20109754656</text:p>
          </table:table-cell>
          <table:table-cell table:formula="of:=0.5*[.$C$2]*(([.$B$5]/2)-[.J40])/[.$B$5]" office:value-type="float" office:value="0.0949706770833333" calcext:value-type="float">
            <text:p>0.094970677083333</text:p>
          </table:table-cell>
          <table:table-cell table:style-name="ce2" table:formula="of:=[.$I$11] - [.L40]" office:value-type="float" office:value="0.0119002427470448" calcext:value-type="float">
            <text:p>0.011900242747045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MIN([.$B$3]/TAN([.E41]);[.$E$8])" office:value-type="float" office:value="661.894870255307" calcext:value-type="float">
            <text:p>661.894870255307</text:p>
          </table:table-cell>
          <table:table-cell table:formula="of:=0.5*[.$C$2]*(([.$B$5]/2)-[.B41])/[.$B$5]" office:value-type="float" office:value="0.0419970833333333" calcext:value-type="float">
            <text:p>0.041997083333333</text:p>
          </table:table-cell>
          <table:table-cell table:style-name="ce2" table:formula="of:=[.$I$11] - [.D41]" office:value-type="float" office:value="0.0648738364970448" calcext:value-type="float">
            <text:p>0.064873836497045</text:p>
          </table:table-cell>
          <table:table-cell table:number-columns-repeated="4"/>
          <table:table-cell office:value-type="float" office:value="1250" calcext:value-type="float">
            <text:p>1250</text:p>
          </table:table-cell>
          <table:table-cell table:formula="of:=MAX(0;MIN([.$B$3]/TAN([.M41]);[.$E$8]))" office:value-type="float" office:value="3473.87319436701" calcext:value-type="float">
            <text:p>3473.87319436701</text:p>
          </table:table-cell>
          <table:table-cell table:formula="of:=0.5*[.$C$2]*(([.$B$5]/2)-[.J41])/[.$B$5]" office:value-type="float" office:value="0.0944934375" calcext:value-type="float">
            <text:p>0.0944934375</text:p>
          </table:table-cell>
          <table:table-cell table:style-name="ce2" table:formula="of:=[.$I$11] - [.L41]" office:value-type="float" office:value="0.0123774823303781" calcext:value-type="float">
            <text:p>0.012377482330378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formula="of:=MIN([.$B$3]/TAN([.E42]);[.$E$8])" office:value-type="float" office:value="576.745256405898" calcext:value-type="float">
            <text:p>576.745256405898</text:p>
          </table:table-cell>
          <table:table-cell table:formula="of:=0.5*[.$C$2]*(([.$B$5]/2)-[.B42])/[.$B$5]" office:value-type="float" office:value="0.0324522916666667" calcext:value-type="float">
            <text:p>0.032452291666667</text:p>
          </table:table-cell>
          <table:table-cell table:style-name="ce2" table:formula="of:=[.$I$11] - [.D42]" office:value-type="float" office:value="0.0744186281637115" calcext:value-type="float">
            <text:p>0.074418628163712</text:p>
          </table:table-cell>
          <table:table-cell table:number-columns-repeated="4"/>
          <table:table-cell office:value-type="float" office:value="1255" calcext:value-type="float">
            <text:p>1255</text:p>
          </table:table-cell>
          <table:table-cell table:formula="of:=MAX(0;MIN([.$B$3]/TAN([.M42]);[.$E$8]))" office:value-type="float" office:value="3344.89005417501" calcext:value-type="float">
            <text:p>3344.89005417501</text:p>
          </table:table-cell>
          <table:table-cell table:formula="of:=0.5*[.$C$2]*(([.$B$5]/2)-[.J42])/[.$B$5]" office:value-type="float" office:value="0.0940161979166667" calcext:value-type="float">
            <text:p>0.094016197916667</text:p>
          </table:table-cell>
          <table:table-cell table:style-name="ce2" table:formula="of:=[.$I$11] - [.L42]" office:value-type="float" office:value="0.0128547219137115" calcext:value-type="float">
            <text:p>0.01285472191371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MIN([.$B$3]/TAN([.E43]);[.$E$8])" office:value-type="float" office:value="510.923740708342" calcext:value-type="float">
            <text:p>510.923740708342</text:p>
          </table:table-cell>
          <table:table-cell table:formula="of:=0.5*[.$C$2]*(([.$B$5]/2)-[.B43])/[.$B$5]" office:value-type="float" office:value="0.0229075" calcext:value-type="float">
            <text:p>0.0229075</text:p>
          </table:table-cell>
          <table:table-cell table:style-name="ce2" table:formula="of:=[.$I$11] - [.D43]" office:value-type="float" office:value="0.0839634198303781" calcext:value-type="float">
            <text:p>0.083963419830378</text:p>
          </table:table-cell>
          <table:table-cell table:number-columns-repeated="4"/>
          <table:table-cell office:value-type="float" office:value="1260" calcext:value-type="float">
            <text:p>1260</text:p>
          </table:table-cell>
          <table:table-cell table:formula="of:=MAX(0;MIN([.$B$3]/TAN([.M43]);[.$E$8]))" office:value-type="float" office:value="3225.14075333279" calcext:value-type="float">
            <text:p>3225.14075333279</text:p>
          </table:table-cell>
          <table:table-cell table:formula="of:=0.5*[.$C$2]*(([.$B$5]/2)-[.J43])/[.$B$5]" office:value-type="float" office:value="0.0935389583333333" calcext:value-type="float">
            <text:p>0.093538958333333</text:p>
          </table:table-cell>
          <table:table-cell table:style-name="ce2" table:formula="of:=[.$I$11] - [.L43]" office:value-type="float" office:value="0.0133319614970448" calcext:value-type="float">
            <text:p>0.01333196149704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formula="of:=MIN([.$B$3]/TAN([.E44]);[.$E$8])" office:value-type="float" office:value="458.511595965828" calcext:value-type="float">
            <text:p>458.511595965828</text:p>
          </table:table-cell>
          <table:table-cell table:formula="of:=0.5*[.$C$2]*(([.$B$5]/2)-[.B44])/[.$B$5]" office:value-type="float" office:value="0.0133627083333333" calcext:value-type="float">
            <text:p>0.013362708333333</text:p>
          </table:table-cell>
          <table:table-cell table:style-name="ce2" table:formula="of:=[.$I$11] - [.D44]" office:value-type="float" office:value="0.0935082114970448" calcext:value-type="float">
            <text:p>0.093508211497045</text:p>
          </table:table-cell>
          <table:table-cell table:number-columns-repeated="4"/>
          <table:table-cell office:value-type="float" office:value="1265" calcext:value-type="float">
            <text:p>1265</text:p>
          </table:table-cell>
          <table:table-cell table:formula="of:=MAX(0;MIN([.$B$3]/TAN([.M44]);[.$E$8]))" office:value-type="float" office:value="3113.66794022476" calcext:value-type="float">
            <text:p>3113.66794022476</text:p>
          </table:table-cell>
          <table:table-cell table:formula="of:=0.5*[.$C$2]*(([.$B$5]/2)-[.J44])/[.$B$5]" office:value-type="float" office:value="0.09306171875" calcext:value-type="float">
            <text:p>0.09306171875</text:p>
          </table:table-cell>
          <table:table-cell table:style-name="ce2" table:formula="of:=[.$I$11] - [.L44]" office:value-type="float" office:value="0.0138092010803781" calcext:value-type="float">
            <text:p>0.013809201080378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MIN([.$B$3]/TAN([.E45]);[.$E$8])" office:value-type="float" office:value="415.782868339834" calcext:value-type="float">
            <text:p>415.782868339834</text:p>
          </table:table-cell>
          <table:table-cell table:formula="of:=0.5*[.$C$2]*(([.$B$5]/2)-[.B45])/[.$B$5]" office:value-type="float" office:value="0.00381791666666667" calcext:value-type="float">
            <text:p>0.003817916666667</text:p>
          </table:table-cell>
          <table:table-cell table:style-name="ce2" table:formula="of:=[.$I$11] - [.D45]" office:value-type="float" office:value="0.103053003163711" calcext:value-type="float">
            <text:p>0.103053003163711</text:p>
          </table:table-cell>
          <table:table-cell table:number-columns-repeated="4"/>
          <table:table-cell office:value-type="float" office:value="1270" calcext:value-type="float">
            <text:p>1270</text:p>
          </table:table-cell>
          <table:table-cell table:formula="of:=MAX(0;MIN([.$B$3]/TAN([.M45]);[.$E$8]))" office:value-type="float" office:value="3009.64218483501" calcext:value-type="float">
            <text:p>3009.64218483501</text:p>
          </table:table-cell>
          <table:table-cell table:formula="of:=0.5*[.$C$2]*(([.$B$5]/2)-[.J45])/[.$B$5]" office:value-type="float" office:value="0.0925844791666667" calcext:value-type="float">
            <text:p>0.092584479166667</text:p>
          </table:table-cell>
          <table:table-cell table:style-name="ce2" table:formula="of:=[.$I$11] - [.L45]" office:value-type="float" office:value="0.0142864406637115" calcext:value-type="float">
            <text:p>0.014286440663712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formula="of:=MIN([.$B$3]/TAN([.E46]);[.$E$8])" office:value-type="float" office:value="380.274982373893" calcext:value-type="float">
            <text:p>380.274982373893</text:p>
          </table:table-cell>
          <table:table-cell table:formula="of:=0.5*[.$C$2]*(([.$B$5]/2)-[.B46])/[.$B$5]" office:value-type="float" office:value="-0.005726875" calcext:value-type="float">
            <text:p>-0.005726875</text:p>
          </table:table-cell>
          <table:table-cell table:style-name="ce2" table:formula="of:=[.$I$11] - [.D46]" office:value-type="float" office:value="0.112597794830378" calcext:value-type="float">
            <text:p>0.112597794830378</text:p>
          </table:table-cell>
          <table:table-cell table:number-columns-repeated="4"/>
          <table:table-cell office:value-type="float" office:value="1275" calcext:value-type="float">
            <text:p>1275</text:p>
          </table:table-cell>
          <table:table-cell table:formula="of:=MAX(0;MIN([.$B$3]/TAN([.M46]);[.$E$8]))" office:value-type="float" office:value="2912.34130326194" calcext:value-type="float">
            <text:p>2912.34130326194</text:p>
          </table:table-cell>
          <table:table-cell table:formula="of:=0.5*[.$C$2]*(([.$B$5]/2)-[.J46])/[.$B$5]" office:value-type="float" office:value="0.0921072395833333" calcext:value-type="float">
            <text:p>0.092107239583333</text:p>
          </table:table-cell>
          <table:table-cell table:style-name="ce2" table:formula="of:=[.$I$11] - [.L46]" office:value-type="float" office:value="0.0147636802470448" calcext:value-type="float">
            <text:p>0.014763680247045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MIN([.$B$3]/TAN([.E47]);[.$E$8])" office:value-type="float" office:value="350.295109578804" calcext:value-type="float">
            <text:p>350.295109578804</text:p>
          </table:table-cell>
          <table:table-cell table:formula="of:=0.5*[.$C$2]*(([.$B$5]/2)-[.B47])/[.$B$5]" office:value-type="float" office:value="-0.0152716666666667" calcext:value-type="float">
            <text:p>-0.015271666666667</text:p>
          </table:table-cell>
          <table:table-cell table:style-name="ce2" table:formula="of:=[.$I$11] - [.D47]" office:value-type="float" office:value="0.122142586497045" calcext:value-type="float">
            <text:p>0.122142586497045</text:p>
          </table:table-cell>
          <table:table-cell table:number-columns-repeated="4"/>
          <table:table-cell office:value-type="float" office:value="1280" calcext:value-type="float">
            <text:p>1280</text:p>
          </table:table-cell>
          <table:table-cell table:formula="of:=MAX(0;MIN([.$B$3]/TAN([.M47]);[.$E$8]))" office:value-type="float" office:value="2821.13356670717" calcext:value-type="float">
            <text:p>2821.13356670717</text:p>
          </table:table-cell>
          <table:table-cell table:formula="of:=0.5*[.$C$2]*(([.$B$5]/2)-[.J47])/[.$B$5]" office:value-type="float" office:value="0.09163" calcext:value-type="float">
            <text:p>0.09163</text:p>
          </table:table-cell>
          <table:table-cell table:style-name="ce2" table:formula="of:=[.$I$11] - [.L47]" office:value-type="float" office:value="0.0152409198303781" calcext:value-type="float">
            <text:p>0.015240919830378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MIN([.$B$3]/TAN([.E48]);[.$E$8])" office:value-type="float" office:value="324.641209482491" calcext:value-type="float">
            <text:p>324.641209482491</text:p>
          </table:table-cell>
          <table:table-cell table:formula="of:=0.5*[.$C$2]*(([.$B$5]/2)-[.B48])/[.$B$5]" office:value-type="float" office:value="-0.0248164583333333" calcext:value-type="float">
            <text:p>-0.024816458333333</text:p>
          </table:table-cell>
          <table:table-cell table:style-name="ce2" table:formula="of:=[.$I$11] - [.D48]" office:value-type="float" office:value="0.131687378163711" calcext:value-type="float">
            <text:p>0.131687378163711</text:p>
          </table:table-cell>
          <table:table-cell table:number-columns-repeated="4"/>
          <table:table-cell office:value-type="float" office:value="1285" calcext:value-type="float">
            <text:p>1285</text:p>
          </table:table-cell>
          <table:table-cell table:formula="of:=MAX(0;MIN([.$B$3]/TAN([.M48]);[.$E$8]))" office:value-type="float" office:value="2735.46396934736" calcext:value-type="float">
            <text:p>2735.46396934736</text:p>
          </table:table-cell>
          <table:table-cell table:formula="of:=0.5*[.$C$2]*(([.$B$5]/2)-[.J48])/[.$B$5]" office:value-type="float" office:value="0.0911527604166667" calcext:value-type="float">
            <text:p>0.091152760416667</text:p>
          </table:table-cell>
          <table:table-cell table:style-name="ce2" table:formula="of:=[.$I$11] - [.L48]" office:value-type="float" office:value="0.0157181594137115" calcext:value-type="float">
            <text:p>0.01571815941371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MIN([.$B$3]/TAN([.E49]);[.$E$8])" office:value-type="float" office:value="302.436186766264" calcext:value-type="float">
            <text:p>302.436186766264</text:p>
          </table:table-cell>
          <table:table-cell table:formula="of:=0.5*[.$C$2]*(([.$B$5]/2)-[.B49])/[.$B$5]" office:value-type="float" office:value="-0.03436125" calcext:value-type="float">
            <text:p>-0.03436125</text:p>
          </table:table-cell>
          <table:table-cell table:style-name="ce2" table:formula="of:=[.$I$11] - [.D49]" office:value-type="float" office:value="0.141232169830378" calcext:value-type="float">
            <text:p>0.141232169830378</text:p>
          </table:table-cell>
          <table:table-cell table:number-columns-repeated="4"/>
          <table:table-cell office:value-type="float" office:value="1290" calcext:value-type="float">
            <text:p>1290</text:p>
          </table:table-cell>
          <table:table-cell table:formula="of:=MAX(0;MIN([.$B$3]/TAN([.M49]);[.$E$8]))" office:value-type="float" office:value="2654.84292412354" calcext:value-type="float">
            <text:p>2654.84292412354</text:p>
          </table:table-cell>
          <table:table-cell table:formula="of:=0.5*[.$C$2]*(([.$B$5]/2)-[.J49])/[.$B$5]" office:value-type="float" office:value="0.0906755208333333" calcext:value-type="float">
            <text:p>0.090675520833333</text:p>
          </table:table-cell>
          <table:table-cell table:style-name="ce2" table:formula="of:=[.$I$11] - [.L49]" office:value-type="float" office:value="0.0161953989970448" calcext:value-type="float">
            <text:p>0.016195398997045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formula="of:=MIN([.$B$3]/TAN([.E50]);[.$E$8])" office:value-type="float" office:value="283.025039546125" calcext:value-type="float">
            <text:p>283.025039546125</text:p>
          </table:table-cell>
          <table:table-cell table:formula="of:=0.5*[.$C$2]*(([.$B$5]/2)-[.B50])/[.$B$5]" office:value-type="float" office:value="-0.0439060416666667" calcext:value-type="float">
            <text:p>-0.043906041666667</text:p>
          </table:table-cell>
          <table:table-cell table:style-name="ce2" table:formula="of:=[.$I$11] - [.D50]" office:value-type="float" office:value="0.150776961497045" calcext:value-type="float">
            <text:p>0.150776961497045</text:p>
          </table:table-cell>
          <table:table-cell table:number-columns-repeated="4"/>
          <table:table-cell office:value-type="float" office:value="1295" calcext:value-type="float">
            <text:p>1295</text:p>
          </table:table-cell>
          <table:table-cell table:formula="of:=MAX(0;MIN([.$B$3]/TAN([.M50]);[.$E$8]))" office:value-type="float" office:value="2578.8368999687" calcext:value-type="float">
            <text:p>2578.8368999687</text:p>
          </table:table-cell>
          <table:table-cell table:formula="of:=0.5*[.$C$2]*(([.$B$5]/2)-[.J50])/[.$B$5]" office:value-type="float" office:value="0.09019828125" calcext:value-type="float">
            <text:p>0.09019828125</text:p>
          </table:table-cell>
          <table:table-cell table:style-name="ce2" table:formula="of:=[.$I$11] - [.L50]" office:value-type="float" office:value="0.0166726385803781" calcext:value-type="float">
            <text:p>0.016672638580378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formula="of:=MIN([.$B$3]/TAN([.E51]);[.$E$8])" office:value-type="float" office:value="265.908747455104" calcext:value-type="float">
            <text:p>265.908747455104</text:p>
          </table:table-cell>
          <table:table-cell table:formula="of:=0.5*[.$C$2]*(([.$B$5]/2)-[.B51])/[.$B$5]" office:value-type="float" office:value="-0.0534508333333333" calcext:value-type="float">
            <text:p>-0.053450833333333</text:p>
          </table:table-cell>
          <table:table-cell table:style-name="ce2" table:formula="of:=[.$I$11] - [.D51]" office:value-type="float" office:value="0.160321753163711" calcext:value-type="float">
            <text:p>0.160321753163711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table:formula="of:=MAX(0;MIN([.$B$3]/TAN([.M51]);[.$E$8]))" office:value-type="float" office:value="2507.06062229524" calcext:value-type="float">
            <text:p>2507.06062229524</text:p>
          </table:table-cell>
          <table:table-cell table:formula="of:=0.5*[.$C$2]*(([.$B$5]/2)-[.J51])/[.$B$5]" office:value-type="float" office:value="0.0897210416666667" calcext:value-type="float">
            <text:p>0.089721041666667</text:p>
          </table:table-cell>
          <table:table-cell table:style-name="ce2" table:formula="of:=[.$I$11] - [.L51]" office:value-type="float" office:value="0.0171498781637115" calcext:value-type="float">
            <text:p>0.01714987816371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table:formula="of:=MIN([.$B$3]/TAN([.E52]);[.$E$8])" office:value-type="float" office:value="250.700448675064" calcext:value-type="float">
            <text:p>250.700448675064</text:p>
          </table:table-cell>
          <table:table-cell table:formula="of:=0.5*[.$C$2]*(([.$B$5]/2)-[.B52])/[.$B$5]" office:value-type="float" office:value="-0.062995625" calcext:value-type="float">
            <text:p>-0.062995625</text:p>
          </table:table-cell>
          <table:table-cell table:style-name="ce2" table:formula="of:=[.$I$11] - [.D52]" office:value-type="float" office:value="0.169866544830378" calcext:value-type="float">
            <text:p>0.169866544830378</text:p>
          </table:table-cell>
          <table:table-cell table:number-columns-repeated="4"/>
          <table:table-cell office:value-type="float" office:value="1305" calcext:value-type="float">
            <text:p>1305</text:p>
          </table:table-cell>
          <table:table-cell table:formula="of:=MAX(0;MIN([.$B$3]/TAN([.M52]);[.$E$8]))" office:value-type="float" office:value="2439.17054047429" calcext:value-type="float">
            <text:p>2439.17054047429</text:p>
          </table:table-cell>
          <table:table-cell table:formula="of:=0.5*[.$C$2]*(([.$B$5]/2)-[.J52])/[.$B$5]" office:value-type="float" office:value="0.0892438020833333" calcext:value-type="float">
            <text:p>0.089243802083333</text:p>
          </table:table-cell>
          <table:table-cell table:style-name="ce2" table:formula="of:=[.$I$11] - [.L52]" office:value-type="float" office:value="0.0176271177470448" calcext:value-type="float">
            <text:p>0.017627117747045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MIN([.$B$3]/TAN([.E53]);[.$E$8])" office:value-type="float" office:value="237.095605418755" calcext:value-type="float">
            <text:p>237.095605418755</text:p>
          </table:table-cell>
          <table:table-cell table:formula="of:=0.5*[.$C$2]*(([.$B$5]/2)-[.B53])/[.$B$5]" office:value-type="float" office:value="-0.0725404166666667" calcext:value-type="float">
            <text:p>-0.072540416666667</text:p>
          </table:table-cell>
          <table:table-cell table:style-name="ce2" table:formula="of:=[.$I$11] - [.D53]" office:value-type="float" office:value="0.179411336497045" calcext:value-type="float">
            <text:p>0.179411336497045</text:p>
          </table:table-cell>
          <table:table-cell table:number-columns-repeated="4"/>
          <table:table-cell office:value-type="float" office:value="1310" calcext:value-type="float">
            <text:p>1310</text:p>
          </table:table-cell>
          <table:table-cell table:formula="of:=MAX(0;MIN([.$B$3]/TAN([.M53]);[.$E$8]))" office:value-type="float" office:value="2374.8593285174" calcext:value-type="float">
            <text:p>2374.8593285174</text:p>
          </table:table-cell>
          <table:table-cell table:formula="of:=0.5*[.$C$2]*(([.$B$5]/2)-[.J53])/[.$B$5]" office:value-type="float" office:value="0.0887665625" calcext:value-type="float">
            <text:p>0.0887665625</text:p>
          </table:table-cell>
          <table:table-cell table:style-name="ce2" table:formula="of:=[.$I$11] - [.L53]" office:value-type="float" office:value="0.0181043573303781" calcext:value-type="float">
            <text:p>0.018104357330378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table:formula="of:=MIN([.$B$3]/TAN([.E54]);[.$E$8])" office:value-type="float" office:value="224.851211645721" calcext:value-type="float">
            <text:p>224.851211645721</text:p>
          </table:table-cell>
          <table:table-cell table:formula="of:=0.5*[.$C$2]*(([.$B$5]/2)-[.B54])/[.$B$5]" office:value-type="float" office:value="-0.0820852083333333" calcext:value-type="float">
            <text:p>-0.082085208333333</text:p>
          </table:table-cell>
          <table:table-cell table:style-name="ce2" table:formula="of:=[.$I$11] - [.D54]" office:value-type="float" office:value="0.188956128163711" calcext:value-type="float">
            <text:p>0.188956128163711</text:p>
          </table:table-cell>
          <table:table-cell table:number-columns-repeated="4"/>
          <table:table-cell office:value-type="float" office:value="1315" calcext:value-type="float">
            <text:p>1315</text:p>
          </table:table-cell>
          <table:table-cell table:formula="of:=MAX(0;MIN([.$B$3]/TAN([.M54]);[.$E$8]))" office:value-type="float" office:value="2313.85123320722" calcext:value-type="float">
            <text:p>2313.85123320722</text:p>
          </table:table-cell>
          <table:table-cell table:formula="of:=0.5*[.$C$2]*(([.$B$5]/2)-[.J54])/[.$B$5]" office:value-type="float" office:value="0.0882893229166667" calcext:value-type="float">
            <text:p>0.088289322916667</text:p>
          </table:table-cell>
          <table:table-cell table:style-name="ce2" table:formula="of:=[.$I$11] - [.L54]" office:value-type="float" office:value="0.0185815969137115" calcext:value-type="float">
            <text:p>0.018581596913712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formula="of:=MIN([.$B$3]/TAN([.E55]);[.$E$8])" office:value-type="float" office:value="213.770999481212" calcext:value-type="float">
            <text:p>213.770999481212</text:p>
          </table:table-cell>
          <table:table-cell table:formula="of:=0.5*[.$C$2]*(([.$B$5]/2)-[.B55])/[.$B$5]" office:value-type="float" office:value="-0.09163" calcext:value-type="float">
            <text:p>-0.09163</text:p>
          </table:table-cell>
          <table:table-cell table:style-name="ce2" table:formula="of:=[.$I$11] - [.D55]" office:value-type="float" office:value="0.198500919830378" calcext:value-type="float">
            <text:p>0.198500919830378</text:p>
          </table:table-cell>
          <table:table-cell table:number-columns-repeated="4"/>
          <table:table-cell office:value-type="float" office:value="1320" calcext:value-type="float">
            <text:p>1320</text:p>
          </table:table-cell>
          <table:table-cell table:formula="of:=MAX(0;MIN([.$B$3]/TAN([.M55]);[.$E$8]))" office:value-type="float" office:value="2255.89812113417" calcext:value-type="float">
            <text:p>2255.89812113417</text:p>
          </table:table-cell>
          <table:table-cell table:formula="of:=0.5*[.$C$2]*(([.$B$5]/2)-[.J55])/[.$B$5]" office:value-type="float" office:value="0.0878120833333333" calcext:value-type="float">
            <text:p>0.087812083333333</text:p>
          </table:table-cell>
          <table:table-cell table:style-name="ce2" table:formula="of:=[.$I$11] - [.L55]" office:value-type="float" office:value="0.0190588364970448" calcext:value-type="float">
            <text:p>0.019058836497045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table:formula="of:=MIN([.$B$3]/TAN([.E56]);[.$E$8])" office:value-type="float" office:value="203.694717864402" calcext:value-type="float">
            <text:p>203.694717864402</text:p>
          </table:table-cell>
          <table:table-cell table:formula="of:=0.5*[.$C$2]*(([.$B$5]/2)-[.B56])/[.$B$5]" office:value-type="float" office:value="-0.101174791666667" calcext:value-type="float">
            <text:p>-0.101174791666667</text:p>
          </table:table-cell>
          <table:table-cell table:style-name="ce2" table:formula="of:=[.$I$11] - [.D56]" office:value-type="float" office:value="0.208045711497045" calcext:value-type="float">
            <text:p>0.208045711497045</text:p>
          </table:table-cell>
          <table:table-cell table:number-columns-repeated="4"/>
          <table:table-cell office:value-type="float" office:value="1325" calcext:value-type="float">
            <text:p>1325</text:p>
          </table:table-cell>
          <table:table-cell table:formula="of:=MAX(0;MIN([.$B$3]/TAN([.M56]);[.$E$8]))" office:value-type="float" office:value="2200.77610512613" calcext:value-type="float">
            <text:p>2200.77610512613</text:p>
          </table:table-cell>
          <table:table-cell table:formula="of:=0.5*[.$C$2]*(([.$B$5]/2)-[.J56])/[.$B$5]" office:value-type="float" office:value="0.08733484375" calcext:value-type="float">
            <text:p>0.08733484375</text:p>
          </table:table-cell>
          <table:table-cell table:style-name="ce2" table:formula="of:=[.$I$11] - [.L56]" office:value-type="float" office:value="0.0195360760803781" calcext:value-type="float">
            <text:p>0.019536076080378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table:formula="of:=MIN([.$B$3]/TAN([.E57]);[.$E$8])" office:value-type="float" office:value="194.490233003404" calcext:value-type="float">
            <text:p>194.490233003404</text:p>
          </table:table-cell>
          <table:table-cell table:formula="of:=0.5*[.$C$2]*(([.$B$5]/2)-[.B57])/[.$B$5]" office:value-type="float" office:value="-0.110719583333333" calcext:value-type="float">
            <text:p>-0.110719583333333</text:p>
          </table:table-cell>
          <table:table-cell table:style-name="ce2" table:formula="of:=[.$I$11] - [.D57]" office:value-type="float" office:value="0.217590503163711" calcext:value-type="float">
            <text:p>0.217590503163711</text:p>
          </table:table-cell>
          <table:table-cell table:number-columns-repeated="4"/>
          <table:table-cell office:value-type="float" office:value="1330" calcext:value-type="float">
            <text:p>1330</text:p>
          </table:table-cell>
          <table:table-cell table:formula="of:=MAX(0;MIN([.$B$3]/TAN([.M57]);[.$E$8]))" office:value-type="float" office:value="2148.28265335699" calcext:value-type="float">
            <text:p>2148.28265335699</text:p>
          </table:table-cell>
          <table:table-cell table:formula="of:=0.5*[.$C$2]*(([.$B$5]/2)-[.J57])/[.$B$5]" office:value-type="float" office:value="0.0868576041666667" calcext:value-type="float">
            <text:p>0.086857604166667</text:p>
          </table:table-cell>
          <table:table-cell table:style-name="ce2" table:formula="of:=[.$I$11] - [.L57]" office:value-type="float" office:value="0.0200133156637115" calcext:value-type="float">
            <text:p>0.020013315663712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MIN([.$B$3]/TAN([.E58]);[.$E$8])" office:value-type="float" office:value="186.047620581549" calcext:value-type="float">
            <text:p>186.047620581549</text:p>
          </table:table-cell>
          <table:table-cell table:formula="of:=0.5*[.$C$2]*(([.$B$5]/2)-[.B58])/[.$B$5]" office:value-type="float" office:value="-0.120264375" calcext:value-type="float">
            <text:p>-0.120264375</text:p>
          </table:table-cell>
          <table:table-cell table:style-name="ce2" table:formula="of:=[.$I$11] - [.D58]" office:value-type="float" office:value="0.227135294830378" calcext:value-type="float">
            <text:p>0.227135294830378</text:p>
          </table:table-cell>
          <table:table-cell table:number-columns-repeated="4"/>
          <table:table-cell office:value-type="float" office:value="1335" calcext:value-type="float">
            <text:p>1335</text:p>
          </table:table-cell>
          <table:table-cell table:formula="of:=MAX(0;MIN([.$B$3]/TAN([.M58]);[.$E$8]))" office:value-type="float" office:value="2098.23410244086" calcext:value-type="float">
            <text:p>2098.23410244086</text:p>
          </table:table-cell>
          <table:table-cell table:formula="of:=0.5*[.$C$2]*(([.$B$5]/2)-[.J58])/[.$B$5]" office:value-type="float" office:value="0.0863803645833333" calcext:value-type="float">
            <text:p>0.086380364583333</text:p>
          </table:table-cell>
          <table:table-cell table:style-name="ce2" table:formula="of:=[.$I$11] - [.L58]" office:value-type="float" office:value="0.0204905552470448" calcext:value-type="float">
            <text:p>0.020490555247045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MIN([.$B$3]/TAN([.E59]);[.$E$8])" office:value-type="float" office:value="178.274687454046" calcext:value-type="float">
            <text:p>178.274687454046</text:p>
          </table:table-cell>
          <table:table-cell table:formula="of:=0.5*[.$C$2]*(([.$B$5]/2)-[.B59])/[.$B$5]" office:value-type="float" office:value="-0.129809166666667" calcext:value-type="float">
            <text:p>-0.129809166666667</text:p>
          </table:table-cell>
          <table:table-cell table:style-name="ce2" table:formula="of:=[.$I$11] - [.D59]" office:value-type="float" office:value="0.236680086497045" calcext:value-type="float">
            <text:p>0.236680086497045</text:p>
          </table:table-cell>
          <table:table-cell table:number-columns-repeated="4"/>
          <table:table-cell office:value-type="float" office:value="1340" calcext:value-type="float">
            <text:p>1340</text:p>
          </table:table-cell>
          <table:table-cell table:formula="of:=MAX(0;MIN([.$B$3]/TAN([.M59]);[.$E$8]))" office:value-type="float" office:value="2050.46351014695" calcext:value-type="float">
            <text:p>2050.46351014695</text:p>
          </table:table-cell>
          <table:table-cell table:formula="of:=0.5*[.$C$2]*(([.$B$5]/2)-[.J59])/[.$B$5]" office:value-type="float" office:value="0.085903125" calcext:value-type="float">
            <text:p>0.085903125</text:p>
          </table:table-cell>
          <table:table-cell table:style-name="ce2" table:formula="of:=[.$I$11] - [.L59]" office:value-type="float" office:value="0.0209677948303781" calcext:value-type="float">
            <text:p>0.020967794830378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table:formula="of:=MIN([.$B$3]/TAN([.E60]);[.$E$8])" office:value-type="float" office:value="171.093534940353" calcext:value-type="float">
            <text:p>171.093534940353</text:p>
          </table:table-cell>
          <table:table-cell table:formula="of:=0.5*[.$C$2]*(([.$B$5]/2)-[.B60])/[.$B$5]" office:value-type="float" office:value="-0.139353958333333" calcext:value-type="float">
            <text:p>-0.139353958333333</text:p>
          </table:table-cell>
          <table:table-cell table:style-name="ce2" table:formula="of:=[.$I$11] - [.D60]" office:value-type="float" office:value="0.246224878163711" calcext:value-type="float">
            <text:p>0.246224878163711</text:p>
          </table:table-cell>
          <table:table-cell table:number-columns-repeated="4"/>
          <table:table-cell office:value-type="float" office:value="1345" calcext:value-type="float">
            <text:p>1345</text:p>
          </table:table-cell>
          <table:table-cell table:formula="of:=MAX(0;MIN([.$B$3]/TAN([.M60]);[.$E$8]))" office:value-type="float" office:value="2004.81879482969" calcext:value-type="float">
            <text:p>2004.81879482969</text:p>
          </table:table-cell>
          <table:table-cell table:formula="of:=0.5*[.$C$2]*(([.$B$5]/2)-[.J60])/[.$B$5]" office:value-type="float" office:value="0.0854258854166667" calcext:value-type="float">
            <text:p>0.085425885416667</text:p>
          </table:table-cell>
          <table:table-cell table:style-name="ce2" table:formula="of:=[.$I$11] - [.L60]" office:value-type="float" office:value="0.0214450344137115" calcext:value-type="float">
            <text:p>0.021445034413712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formula="of:=MIN([.$B$3]/TAN([.E61]);[.$E$8])" office:value-type="float" office:value="164.437891620978" calcext:value-type="float">
            <text:p>164.437891620978</text:p>
          </table:table-cell>
          <table:table-cell table:formula="of:=0.5*[.$C$2]*(([.$B$5]/2)-[.B61])/[.$B$5]" office:value-type="float" office:value="-0.14889875" calcext:value-type="float">
            <text:p>-0.14889875</text:p>
          </table:table-cell>
          <table:table-cell table:style-name="ce2" table:formula="of:=[.$I$11] - [.D61]" office:value-type="float" office:value="0.255769669830378" calcext:value-type="float">
            <text:p>0.255769669830378</text:p>
          </table:table-cell>
          <table:table-cell table:number-columns-repeated="4"/>
          <table:table-cell office:value-type="float" office:value="1350" calcext:value-type="float">
            <text:p>1350</text:p>
          </table:table-cell>
          <table:table-cell table:formula="of:=MAX(0;MIN([.$B$3]/TAN([.M61]);[.$E$8]))" office:value-type="float" office:value="1961.16111788225" calcext:value-type="float">
            <text:p>1961.16111788225</text:p>
          </table:table-cell>
          <table:table-cell table:formula="of:=0.5*[.$C$2]*(([.$B$5]/2)-[.J61])/[.$B$5]" office:value-type="float" office:value="0.0849486458333334" calcext:value-type="float">
            <text:p>0.084948645833333</text:p>
          </table:table-cell>
          <table:table-cell table:style-name="ce2" table:formula="of:=[.$I$11] - [.L61]" office:value-type="float" office:value="0.0219222739970448" calcext:value-type="float">
            <text:p>0.021922273997045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table:formula="of:=MIN([.$B$3]/TAN([.E62]);[.$E$8])" office:value-type="float" office:value="158.251021856136" calcext:value-type="float">
            <text:p>158.251021856136</text:p>
          </table:table-cell>
          <table:table-cell table:formula="of:=0.5*[.$C$2]*(([.$B$5]/2)-[.B62])/[.$B$5]" office:value-type="float" office:value="-0.158443541666667" calcext:value-type="float">
            <text:p>-0.158443541666667</text:p>
          </table:table-cell>
          <table:table-cell table:style-name="ce2" table:formula="of:=[.$I$11] - [.D62]" office:value-type="float" office:value="0.265314461497045" calcext:value-type="float">
            <text:p>0.265314461497045</text:p>
          </table:table-cell>
          <table:table-cell table:number-columns-repeated="4"/>
          <table:table-cell office:value-type="float" office:value="1355" calcext:value-type="float">
            <text:p>1355</text:p>
          </table:table-cell>
          <table:table-cell table:formula="of:=MAX(0;MIN([.$B$3]/TAN([.M62]);[.$E$8]))" office:value-type="float" office:value="1919.36347296875" calcext:value-type="float">
            <text:p>1919.36347296875</text:p>
          </table:table-cell>
          <table:table-cell table:formula="of:=0.5*[.$C$2]*(([.$B$5]/2)-[.J62])/[.$B$5]" office:value-type="float" office:value="0.08447140625" calcext:value-type="float">
            <text:p>0.08447140625</text:p>
          </table:table-cell>
          <table:table-cell table:style-name="ce2" table:formula="of:=[.$I$11] - [.L62]" office:value-type="float" office:value="0.0223995135803781" calcext:value-type="float">
            <text:p>0.02239951358037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MIN([.$B$3]/TAN([.E63]);[.$E$8])" office:value-type="float" office:value="152.484070078225" calcext:value-type="float">
            <text:p>152.484070078225</text:p>
          </table:table-cell>
          <table:table-cell table:formula="of:=0.5*[.$C$2]*(([.$B$5]/2)-[.B63])/[.$B$5]" office:value-type="float" office:value="-0.167988333333333" calcext:value-type="float">
            <text:p>-0.167988333333333</text:p>
          </table:table-cell>
          <table:table-cell table:style-name="ce2" table:formula="of:=[.$I$11] - [.D63]" office:value-type="float" office:value="0.274859253163712" calcext:value-type="float">
            <text:p>0.274859253163712</text:p>
          </table:table-cell>
          <table:table-cell table:number-columns-repeated="4"/>
          <table:table-cell office:value-type="float" office:value="1360" calcext:value-type="float">
            <text:p>1360</text:p>
          </table:table-cell>
          <table:table-cell table:formula="of:=MAX(0;MIN([.$B$3]/TAN([.M63]);[.$E$8]))" office:value-type="float" office:value="1879.30945183953" calcext:value-type="float">
            <text:p>1879.30945183953</text:p>
          </table:table-cell>
          <table:table-cell table:formula="of:=0.5*[.$C$2]*(([.$B$5]/2)-[.J63])/[.$B$5]" office:value-type="float" office:value="0.0839941666666667" calcext:value-type="float">
            <text:p>0.083994166666667</text:p>
          </table:table-cell>
          <table:table-cell table:style-name="ce2" table:formula="of:=[.$I$11] - [.L63]" office:value-type="float" office:value="0.0228767531637115" calcext:value-type="float">
            <text:p>0.022876753163712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formula="of:=MIN([.$B$3]/TAN([.E64]);[.$E$8])" office:value-type="float" office:value="147.094738484051" calcext:value-type="float">
            <text:p>147.094738484051</text:p>
          </table:table-cell>
          <table:table-cell table:formula="of:=0.5*[.$C$2]*(([.$B$5]/2)-[.B64])/[.$B$5]" office:value-type="float" office:value="-0.177533125" calcext:value-type="float">
            <text:p>-0.177533125</text:p>
          </table:table-cell>
          <table:table-cell table:style-name="ce2" table:formula="of:=[.$I$11] - [.D64]" office:value-type="float" office:value="0.284404044830378" calcext:value-type="float">
            <text:p>0.284404044830378</text:p>
          </table:table-cell>
          <table:table-cell table:number-columns-repeated="4"/>
          <table:table-cell office:value-type="float" office:value="1365" calcext:value-type="float">
            <text:p>1365</text:p>
          </table:table-cell>
          <table:table-cell table:formula="of:=MAX(0;MIN([.$B$3]/TAN([.M64]);[.$E$8]))" office:value-type="float" office:value="1840.89216146998" calcext:value-type="float">
            <text:p>1840.89216146998</text:p>
          </table:table-cell>
          <table:table-cell table:formula="of:=0.5*[.$C$2]*(([.$B$5]/2)-[.J64])/[.$B$5]" office:value-type="float" office:value="0.0835169270833334" calcext:value-type="float">
            <text:p>0.083516927083333</text:p>
          </table:table-cell>
          <table:table-cell table:style-name="ce2" table:formula="of:=[.$I$11] - [.L64]" office:value-type="float" office:value="0.0233539927470448" calcext:value-type="float">
            <text:p>0.023353992747045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formula="of:=MIN([.$B$3]/TAN([.E65]);[.$E$8])" office:value-type="float" office:value="142.04622234623" calcext:value-type="float">
            <text:p>142.04622234623</text:p>
          </table:table-cell>
          <table:table-cell table:formula="of:=0.5*[.$C$2]*(([.$B$5]/2)-[.B65])/[.$B$5]" office:value-type="float" office:value="-0.187077916666667" calcext:value-type="float">
            <text:p>-0.187077916666667</text:p>
          </table:table-cell>
          <table:table-cell table:style-name="ce2" table:formula="of:=[.$I$11] - [.D65]" office:value-type="float" office:value="0.293948836497045" calcext:value-type="float">
            <text:p>0.293948836497045</text:p>
          </table:table-cell>
          <table:table-cell table:number-columns-repeated="4"/>
          <table:table-cell office:value-type="float" office:value="1370" calcext:value-type="float">
            <text:p>1370</text:p>
          </table:table-cell>
          <table:table-cell table:formula="of:=MAX(0;MIN([.$B$3]/TAN([.M65]);[.$E$8]))" office:value-type="float" office:value="1804.01327131041" calcext:value-type="float">
            <text:p>1804.01327131041</text:p>
          </table:table-cell>
          <table:table-cell table:formula="of:=0.5*[.$C$2]*(([.$B$5]/2)-[.J65])/[.$B$5]" office:value-type="float" office:value="0.0830396875" calcext:value-type="float">
            <text:p>0.0830396875</text:p>
          </table:table-cell>
          <table:table-cell table:style-name="ce2" table:formula="of:=[.$I$11] - [.L65]" office:value-type="float" office:value="0.0238312323303781" calcext:value-type="float">
            <text:p>0.023831232330378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table:formula="of:=MIN([.$B$3]/TAN([.E66]);[.$E$8])" office:value-type="float" office:value="137.306346229375" calcext:value-type="float">
            <text:p>137.306346229375</text:p>
          </table:table-cell>
          <table:table-cell table:formula="of:=0.5*[.$C$2]*(([.$B$5]/2)-[.B66])/[.$B$5]" office:value-type="float" office:value="-0.196622708333333" calcext:value-type="float">
            <text:p>-0.196622708333333</text:p>
          </table:table-cell>
          <table:table-cell table:style-name="ce2" table:formula="of:=[.$I$11] - [.D66]" office:value-type="float" office:value="0.303493628163711" calcext:value-type="float">
            <text:p>0.303493628163711</text:p>
          </table:table-cell>
          <table:table-cell table:number-columns-repeated="4"/>
          <table:table-cell office:value-type="float" office:value="1375" calcext:value-type="float">
            <text:p>1375</text:p>
          </table:table-cell>
          <table:table-cell table:formula="of:=MAX(0;MIN([.$B$3]/TAN([.M66]);[.$E$8]))" office:value-type="float" office:value="1768.58217276591" calcext:value-type="float">
            <text:p>1768.58217276591</text:p>
          </table:table-cell>
          <table:table-cell table:formula="of:=0.5*[.$C$2]*(([.$B$5]/2)-[.J66])/[.$B$5]" office:value-type="float" office:value="0.0825624479166667" calcext:value-type="float">
            <text:p>0.082562447916667</text:p>
          </table:table-cell>
          <table:table-cell table:style-name="ce2" table:formula="of:=[.$I$11] - [.L66]" office:value-type="float" office:value="0.0243084719137115" calcext:value-type="float">
            <text:p>0.024308471913712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formula="of:=MIN([.$B$3]/TAN([.E67]);[.$E$8])" office:value-type="float" office:value="132.846858230845" calcext:value-type="float">
            <text:p>132.846858230845</text:p>
          </table:table-cell>
          <table:table-cell table:formula="of:=0.5*[.$C$2]*(([.$B$5]/2)-[.B67])/[.$B$5]" office:value-type="float" office:value="-0.2061675" calcext:value-type="float">
            <text:p>-0.2061675</text:p>
          </table:table-cell>
          <table:table-cell table:style-name="ce2" table:formula="of:=[.$I$11] - [.D67]" office:value-type="float" office:value="0.313038419830378" calcext:value-type="float">
            <text:p>0.313038419830378</text:p>
          </table:table-cell>
          <table:table-cell table:number-columns-repeated="4"/>
          <table:table-cell office:value-type="float" office:value="1380" calcext:value-type="float">
            <text:p>1380</text:p>
          </table:table-cell>
          <table:table-cell table:formula="of:=MAX(0;MIN([.$B$3]/TAN([.M67]);[.$E$8]))" office:value-type="float" office:value="1734.51523577963" calcext:value-type="float">
            <text:p>1734.51523577963</text:p>
          </table:table-cell>
          <table:table-cell table:formula="of:=0.5*[.$C$2]*(([.$B$5]/2)-[.J67])/[.$B$5]" office:value-type="float" office:value="0.0820852083333333" calcext:value-type="float">
            <text:p>0.082085208333333</text:p>
          </table:table-cell>
          <table:table-cell table:style-name="ce2" table:formula="of:=[.$I$11] - [.L67]" office:value-type="float" office:value="0.0247857114970448" calcext:value-type="float">
            <text:p>0.024785711497045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MIN([.$B$3]/TAN([.E68]);[.$E$8])" office:value-type="float" office:value="128.642849515947" calcext:value-type="float">
            <text:p>128.642849515947</text:p>
          </table:table-cell>
          <table:table-cell table:formula="of:=0.5*[.$C$2]*(([.$B$5]/2)-[.B68])/[.$B$5]" office:value-type="float" office:value="-0.215712291666667" calcext:value-type="float">
            <text:p>-0.215712291666667</text:p>
          </table:table-cell>
          <table:table-cell table:style-name="ce2" table:formula="of:=[.$I$11] - [.D68]" office:value-type="float" office:value="0.322583211497045" calcext:value-type="float">
            <text:p>0.322583211497045</text:p>
          </table:table-cell>
          <table:table-cell table:number-columns-repeated="4"/>
          <table:table-cell office:value-type="float" office:value="1385" calcext:value-type="float">
            <text:p>1385</text:p>
          </table:table-cell>
          <table:table-cell table:formula="of:=MAX(0;MIN([.$B$3]/TAN([.M68]);[.$E$8]))" office:value-type="float" office:value="1701.73514967889" calcext:value-type="float">
            <text:p>1701.73514967889</text:p>
          </table:table-cell>
          <table:table-cell table:formula="of:=0.5*[.$C$2]*(([.$B$5]/2)-[.J68])/[.$B$5]" office:value-type="float" office:value="0.08160796875" calcext:value-type="float">
            <text:p>0.08160796875</text:p>
          </table:table-cell>
          <table:table-cell table:style-name="ce2" table:formula="of:=[.$I$11] - [.L68]" office:value-type="float" office:value="0.0252629510803781" calcext:value-type="float">
            <text:p>0.025262951080378</text:p>
          </table:table-cell>
        </table:table-row>
        <table:table-row table:style-name="ro1">
          <table:table-cell table:number-columns-repeated="9"/>
          <table:table-cell office:value-type="float" office:value="1390" calcext:value-type="float">
            <text:p>1390</text:p>
          </table:table-cell>
          <table:table-cell table:formula="of:=MAX(0;MIN([.$B$3]/TAN([.M69]);[.$E$8]))" office:value-type="float" office:value="1670.17033734805" calcext:value-type="float">
            <text:p>1670.17033734805</text:p>
          </table:table-cell>
          <table:table-cell table:formula="of:=0.5*[.$C$2]*(([.$B$5]/2)-[.J69])/[.$B$5]" office:value-type="float" office:value="0.0811307291666667" calcext:value-type="float">
            <text:p>0.081130729166667</text:p>
          </table:table-cell>
          <table:table-cell table:style-name="ce2" table:formula="of:=[.$I$11] - [.L69]" office:value-type="float" office:value="0.0257401906637115" calcext:value-type="float">
            <text:p>0.025740190663712</text:p>
          </table:table-cell>
        </table:table-row>
        <table:table-row table:style-name="ro1">
          <table:table-cell table:number-columns-repeated="9"/>
          <table:table-cell office:value-type="float" office:value="1395" calcext:value-type="float">
            <text:p>1395</text:p>
          </table:table-cell>
          <table:table-cell table:formula="of:=MAX(0;MIN([.$B$3]/TAN([.M70]);[.$E$8]))" office:value-type="float" office:value="1639.75443338478" calcext:value-type="float">
            <text:p>1639.75443338478</text:p>
          </table:table-cell>
          <table:table-cell table:formula="of:=0.5*[.$C$2]*(([.$B$5]/2)-[.J70])/[.$B$5]" office:value-type="float" office:value="0.0806534895833333" calcext:value-type="float">
            <text:p>0.080653489583333</text:p>
          </table:table-cell>
          <table:table-cell table:style-name="ce2" table:formula="of:=[.$I$11] - [.L70]" office:value-type="float" office:value="0.0262174302470448" calcext:value-type="float">
            <text:p>0.026217430247045</text:p>
          </table:table-cell>
        </table:table-row>
        <table:table-row table:style-name="ro1">
          <table:table-cell table:number-columns-repeated="9"/>
          <table:table-cell office:value-type="float" office:value="1400" calcext:value-type="float">
            <text:p>1400</text:p>
          </table:table-cell>
          <table:table-cell table:formula="of:=MAX(0;MIN([.$B$3]/TAN([.M71]);[.$E$8]))" office:value-type="float" office:value="1610.42581823255" calcext:value-type="float">
            <text:p>1610.42581823255</text:p>
          </table:table-cell>
          <table:table-cell table:formula="of:=0.5*[.$C$2]*(([.$B$5]/2)-[.J71])/[.$B$5]" office:value-type="float" office:value="0.08017625" calcext:value-type="float">
            <text:p>0.08017625</text:p>
          </table:table-cell>
          <table:table-cell table:style-name="ce2" table:formula="of:=[.$I$11] - [.L71]" office:value-type="float" office:value="0.0266946698303781" calcext:value-type="float">
            <text:p>0.026694669830378</text:p>
          </table:table-cell>
        </table:table-row>
        <table:table-row table:style-name="ro1">
          <table:table-cell table:number-columns-repeated="9"/>
          <table:table-cell office:value-type="float" office:value="1405" calcext:value-type="float">
            <text:p>1405</text:p>
          </table:table-cell>
          <table:table-cell table:formula="of:=MAX(0;MIN([.$B$3]/TAN([.M72]);[.$E$8]))" office:value-type="float" office:value="1582.12720140729" calcext:value-type="float">
            <text:p>1582.12720140729</text:p>
          </table:table-cell>
          <table:table-cell table:formula="of:=0.5*[.$C$2]*(([.$B$5]/2)-[.J72])/[.$B$5]" office:value-type="float" office:value="0.0796990104166667" calcext:value-type="float">
            <text:p>0.079699010416667</text:p>
          </table:table-cell>
          <table:table-cell table:style-name="ce2" table:formula="of:=[.$I$11] - [.L72]" office:value-type="float" office:value="0.0271719094137115" calcext:value-type="float">
            <text:p>0.027171909413712</text:p>
          </table:table-cell>
        </table:table-row>
        <table:table-row table:style-name="ro1">
          <table:table-cell table:number-columns-repeated="9"/>
          <table:table-cell office:value-type="float" office:value="1410" calcext:value-type="float">
            <text:p>1410</text:p>
          </table:table-cell>
          <table:table-cell table:formula="of:=MAX(0;MIN([.$B$3]/TAN([.M73]);[.$E$8]))" office:value-type="float" office:value="1554.80524788648" calcext:value-type="float">
            <text:p>1554.80524788648</text:p>
          </table:table-cell>
          <table:table-cell table:formula="of:=0.5*[.$C$2]*(([.$B$5]/2)-[.J73])/[.$B$5]" office:value-type="float" office:value="0.0792217708333333" calcext:value-type="float">
            <text:p>0.079221770833333</text:p>
          </table:table-cell>
          <table:table-cell table:style-name="ce2" table:formula="of:=[.$I$11] - [.L73]" office:value-type="float" office:value="0.0276491489970448" calcext:value-type="float">
            <text:p>0.027649148997045</text:p>
          </table:table-cell>
        </table:table-row>
        <table:table-row table:style-name="ro1">
          <table:table-cell table:number-columns-repeated="9"/>
          <table:table-cell office:value-type="float" office:value="1415" calcext:value-type="float">
            <text:p>1415</text:p>
          </table:table-cell>
          <table:table-cell table:formula="of:=MAX(0;MIN([.$B$3]/TAN([.M74]);[.$E$8]))" office:value-type="float" office:value="1528.41024253412" calcext:value-type="float">
            <text:p>1528.41024253412</text:p>
          </table:table-cell>
          <table:table-cell table:formula="of:=0.5*[.$C$2]*(([.$B$5]/2)-[.J74])/[.$B$5]" office:value-type="float" office:value="0.07874453125" calcext:value-type="float">
            <text:p>0.07874453125</text:p>
          </table:table-cell>
          <table:table-cell table:style-name="ce2" table:formula="of:=[.$I$11] - [.L74]" office:value-type="float" office:value="0.0281263885803781" calcext:value-type="float">
            <text:p>0.028126388580378</text:p>
          </table:table-cell>
        </table:table-row>
        <table:table-row table:style-name="ro1">
          <table:table-cell table:number-columns-repeated="9"/>
          <table:table-cell office:value-type="float" office:value="1420" calcext:value-type="float">
            <text:p>1420</text:p>
          </table:table-cell>
          <table:table-cell table:formula="of:=MAX(0;MIN([.$B$3]/TAN([.M75]);[.$E$8]))" office:value-type="float" office:value="1502.89578811923" calcext:value-type="float">
            <text:p>1502.89578811923</text:p>
          </table:table-cell>
          <table:table-cell table:formula="of:=0.5*[.$C$2]*(([.$B$5]/2)-[.J75])/[.$B$5]" office:value-type="float" office:value="0.0782672916666667" calcext:value-type="float">
            <text:p>0.078267291666667</text:p>
          </table:table-cell>
          <table:table-cell table:style-name="ce2" table:formula="of:=[.$I$11] - [.L75]" office:value-type="float" office:value="0.0286036281637115" calcext:value-type="float">
            <text:p>0.028603628163712</text:p>
          </table:table-cell>
        </table:table-row>
        <table:table-row table:style-name="ro1">
          <table:table-cell table:number-columns-repeated="9"/>
          <table:table-cell office:value-type="float" office:value="1425" calcext:value-type="float">
            <text:p>1425</text:p>
          </table:table-cell>
          <table:table-cell table:formula="of:=MAX(0;MIN([.$B$3]/TAN([.M76]);[.$E$8]))" office:value-type="float" office:value="1478.2185330689" calcext:value-type="float">
            <text:p>1478.2185330689</text:p>
          </table:table-cell>
          <table:table-cell table:formula="of:=0.5*[.$C$2]*(([.$B$5]/2)-[.J76])/[.$B$5]" office:value-type="float" office:value="0.0777900520833333" calcext:value-type="float">
            <text:p>0.077790052083333</text:p>
          </table:table-cell>
          <table:table-cell table:style-name="ce2" table:formula="of:=[.$I$11] - [.L76]" office:value-type="float" office:value="0.0290808677470448" calcext:value-type="float">
            <text:p>0.029080867747045</text:p>
          </table:table-cell>
        </table:table-row>
        <table:table-row table:style-name="ro1">
          <table:table-cell table:number-columns-repeated="9"/>
          <table:table-cell office:value-type="float" office:value="1430" calcext:value-type="float">
            <text:p>1430</text:p>
          </table:table-cell>
          <table:table-cell table:formula="of:=MAX(0;MIN([.$B$3]/TAN([.M77]);[.$E$8]))" office:value-type="float" office:value="1454.33792559523" calcext:value-type="float">
            <text:p>1454.33792559523</text:p>
          </table:table-cell>
          <table:table-cell table:formula="of:=0.5*[.$C$2]*(([.$B$5]/2)-[.J77])/[.$B$5]" office:value-type="float" office:value="0.0773128125" calcext:value-type="float">
            <text:p>0.0773128125</text:p>
          </table:table-cell>
          <table:table-cell table:style-name="ce2" table:formula="of:=[.$I$11] - [.L77]" office:value-type="float" office:value="0.0295581073303781" calcext:value-type="float">
            <text:p>0.029558107330378</text:p>
          </table:table-cell>
        </table:table-row>
        <table:table-row table:style-name="ro1">
          <table:table-cell table:number-columns-repeated="9"/>
          <table:table-cell office:value-type="float" office:value="1435" calcext:value-type="float">
            <text:p>1435</text:p>
          </table:table-cell>
          <table:table-cell table:formula="of:=MAX(0;MIN([.$B$3]/TAN([.M78]);[.$E$8]))" office:value-type="float" office:value="1431.21599126265" calcext:value-type="float">
            <text:p>1431.21599126265</text:p>
          </table:table-cell>
          <table:table-cell table:formula="of:=0.5*[.$C$2]*(([.$B$5]/2)-[.J78])/[.$B$5]" office:value-type="float" office:value="0.0768355729166667" calcext:value-type="float">
            <text:p>0.076835572916667</text:p>
          </table:table-cell>
          <table:table-cell table:style-name="ce2" table:formula="of:=[.$I$11] - [.L78]" office:value-type="float" office:value="0.0300353469137115" calcext:value-type="float">
            <text:p>0.030035346913712</text:p>
          </table:table-cell>
        </table:table-row>
        <table:table-row table:style-name="ro1">
          <table:table-cell table:number-columns-repeated="9"/>
          <table:table-cell office:value-type="float" office:value="1440" calcext:value-type="float">
            <text:p>1440</text:p>
          </table:table-cell>
          <table:table-cell table:formula="of:=MAX(0;MIN([.$B$3]/TAN([.M79]);[.$E$8]))" office:value-type="float" office:value="1408.81713142941" calcext:value-type="float">
            <text:p>1408.81713142941</text:p>
          </table:table-cell>
          <table:table-cell table:formula="of:=0.5*[.$C$2]*(([.$B$5]/2)-[.J79])/[.$B$5]" office:value-type="float" office:value="0.0763583333333333" calcext:value-type="float">
            <text:p>0.076358333333333</text:p>
          </table:table-cell>
          <table:table-cell table:style-name="ce2" table:formula="of:=[.$I$11] - [.L79]" office:value-type="float" office:value="0.0305125864970448" calcext:value-type="float">
            <text:p>0.030512586497045</text:p>
          </table:table-cell>
        </table:table-row>
        <table:table-row table:style-name="ro1">
          <table:table-cell table:number-columns-repeated="9"/>
          <table:table-cell office:value-type="float" office:value="1445" calcext:value-type="float">
            <text:p>1445</text:p>
          </table:table-cell>
          <table:table-cell table:formula="of:=MAX(0;MIN([.$B$3]/TAN([.M80]);[.$E$8]))" office:value-type="float" office:value="1387.10794031289" calcext:value-type="float">
            <text:p>1387.10794031289</text:p>
          </table:table-cell>
          <table:table-cell table:formula="of:=0.5*[.$C$2]*(([.$B$5]/2)-[.J80])/[.$B$5]" office:value-type="float" office:value="0.07588109375" calcext:value-type="float">
            <text:p>0.07588109375</text:p>
          </table:table-cell>
          <table:table-cell table:style-name="ce2" table:formula="of:=[.$I$11] - [.L80]" office:value-type="float" office:value="0.0309898260803781" calcext:value-type="float">
            <text:p>0.030989826080378</text:p>
          </table:table-cell>
        </table:table-row>
        <table:table-row table:style-name="ro1">
          <table:table-cell table:number-columns-repeated="9"/>
          <table:table-cell office:value-type="float" office:value="1450" calcext:value-type="float">
            <text:p>1450</text:p>
          </table:table-cell>
          <table:table-cell table:formula="of:=MAX(0;MIN([.$B$3]/TAN([.M81]);[.$E$8]))" office:value-type="float" office:value="1366.05703870155" calcext:value-type="float">
            <text:p>1366.05703870155</text:p>
          </table:table-cell>
          <table:table-cell table:formula="of:=0.5*[.$C$2]*(([.$B$5]/2)-[.J81])/[.$B$5]" office:value-type="float" office:value="0.0754038541666667" calcext:value-type="float">
            <text:p>0.075403854166667</text:p>
          </table:table-cell>
          <table:table-cell table:style-name="ce2" table:formula="of:=[.$I$11] - [.L81]" office:value-type="float" office:value="0.0314670656637115" calcext:value-type="float">
            <text:p>0.031467065663712</text:p>
          </table:table-cell>
        </table:table-row>
        <table:table-row table:style-name="ro1">
          <table:table-cell table:number-columns-repeated="9"/>
          <table:table-cell office:value-type="float" office:value="1455" calcext:value-type="float">
            <text:p>1455</text:p>
          </table:table-cell>
          <table:table-cell table:formula="of:=MAX(0;MIN([.$B$3]/TAN([.M82]);[.$E$8]))" office:value-type="float" office:value="1345.63492257275" calcext:value-type="float">
            <text:p>1345.63492257275</text:p>
          </table:table-cell>
          <table:table-cell table:formula="of:=0.5*[.$C$2]*(([.$B$5]/2)-[.J82])/[.$B$5]" office:value-type="float" office:value="0.0749266145833333" calcext:value-type="float">
            <text:p>0.074926614583333</text:p>
          </table:table-cell>
          <table:table-cell table:style-name="ce2" table:formula="of:=[.$I$11] - [.L82]" office:value-type="float" office:value="0.0319443052470448" calcext:value-type="float">
            <text:p>0.031944305247045</text:p>
          </table:table-cell>
        </table:table-row>
        <table:table-row table:style-name="ro1">
          <table:table-cell table:number-columns-repeated="9"/>
          <table:table-cell office:value-type="float" office:value="1460" calcext:value-type="float">
            <text:p>1460</text:p>
          </table:table-cell>
          <table:table-cell table:formula="of:=MAX(0;MIN([.$B$3]/TAN([.M83]);[.$E$8]))" office:value-type="float" office:value="1325.81382508044" calcext:value-type="float">
            <text:p>1325.81382508044</text:p>
          </table:table-cell>
          <table:table-cell table:formula="of:=0.5*[.$C$2]*(([.$B$5]/2)-[.J83])/[.$B$5]" office:value-type="float" office:value="0.074449375" calcext:value-type="float">
            <text:p>0.074449375</text:p>
          </table:table-cell>
          <table:table-cell table:style-name="ce2" table:formula="of:=[.$I$11] - [.L83]" office:value-type="float" office:value="0.0324215448303781" calcext:value-type="float">
            <text:p>0.032421544830378</text:p>
          </table:table-cell>
        </table:table-row>
        <table:table-row table:style-name="ro1">
          <table:table-cell table:number-columns-repeated="9"/>
          <table:table-cell office:value-type="float" office:value="1465" calcext:value-type="float">
            <text:p>1465</text:p>
          </table:table-cell>
          <table:table-cell table:formula="of:=MAX(0;MIN([.$B$3]/TAN([.M84]);[.$E$8]))" office:value-type="float" office:value="1306.56759055513" calcext:value-type="float">
            <text:p>1306.56759055513</text:p>
          </table:table-cell>
          <table:table-cell table:formula="of:=0.5*[.$C$2]*(([.$B$5]/2)-[.J84])/[.$B$5]" office:value-type="float" office:value="0.0739721354166667" calcext:value-type="float">
            <text:p>0.073972135416667</text:p>
          </table:table-cell>
          <table:table-cell table:style-name="ce2" table:formula="of:=[.$I$11] - [.L84]" office:value-type="float" office:value="0.0328987844137115" calcext:value-type="float">
            <text:p>0.032898784413712</text:p>
          </table:table-cell>
        </table:table-row>
        <table:table-row table:style-name="ro1">
          <table:table-cell table:number-columns-repeated="9"/>
          <table:table-cell office:value-type="float" office:value="1470" calcext:value-type="float">
            <text:p>1470</text:p>
          </table:table-cell>
          <table:table-cell table:formula="of:=MAX(0;MIN([.$B$3]/TAN([.M85]);[.$E$8]))" office:value-type="float" office:value="1287.87155931388" calcext:value-type="float">
            <text:p>1287.87155931388</text:p>
          </table:table-cell>
          <table:table-cell table:formula="of:=0.5*[.$C$2]*(([.$B$5]/2)-[.J85])/[.$B$5]" office:value-type="float" office:value="0.0734948958333333" calcext:value-type="float">
            <text:p>0.073494895833333</text:p>
          </table:table-cell>
          <table:table-cell table:style-name="ce2" table:formula="of:=[.$I$11] - [.L85]" office:value-type="float" office:value="0.0333760239970448" calcext:value-type="float">
            <text:p>0.033376023997045</text:p>
          </table:table-cell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09:03:31.730037971</meta:creation-date>
    <dc:date>2020-08-25T11:05:33.530081353</dc:date>
    <meta:editing-duration>PT9M14S</meta:editing-duration>
    <meta:editing-cycles>2</meta:editing-cycles>
    <meta:generator>LibreOffice/6.0.7.3$Linux_X86_64 LibreOffice_project/00m0$Build-3</meta:generator>
    <meta:document-statistic meta:table-count="1" meta:cell-count="5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5cm" svg:height="13.866cm" xlink:href=".." xlink:type="simple" chart:class="chart:scatter" chart:style-name="ch1">
        <chart:legend chart:legend-position="end" svg:x="11.12cm" svg:y="6.634cm" style:legend-expansion="high" chart:style-name="ch2"/>
        <chart:plot-area chart:style-name="ch3" table:cell-range-address="Sheet1.B21:Sheet1.C65" chart:data-source-has-labels="row" svg:x="0.271cm" svg:y="0.277cm" svg:width="10.578cm" svg:height="13.312cm">
          <chartooo:coordinate-region svg:x="1.369cm" svg:y="0.476cm" svg:width="9.029cm" svg:height="12.9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2:Sheet1.C65" chart:label-cell-address="Sheet1.C21:Sheet1.C21" chart:class="chart:scatter">
            <chart:domain table:cell-range-address="Sheet1.B22:Sheet1.B65"/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target</text:p>
                <draw:g>
                  <svg:desc>Sheet1.C21:Sheet1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2:Sheet1.B65</svg:desc>
                </draw:g>
              </table:table-cell>
              <table:table-cell office:value-type="float" office:value="-400.589292192834">
                <text:p>-400.589292192834</text:p>
                <draw:g>
                  <svg:desc>Sheet1.C22:Sheet1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440.137779576618">
                <text:p>-440.137779576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488.250911077164">
                <text:p>-488.250911077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-548.060886307849">
                <text:p>-548.06088630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624.439234791831">
                <text:p>-624.439234791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-725.398772968671">
                <text:p>-725.398772968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865.112202415265">
                <text:p>-865.112202415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-1071.23968633318">
                <text:p>-1071.23968633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-1405.98181511">
                <text:p>-1405.98181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-2044.46580126094">
                <text:p>-2044.46580126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-3744.01335299343">
                <text:p>-3744.01335299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7">
                <text:p>1147</text:p>
              </table:table-cell>
              <table:table-cell office:value-type="float" office:value="15862">
                <text:p>15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0">
                <text:p>1190</text:p>
              </table:table-cell>
              <table:table-cell office:value-type="float" office:value="6465.47960065322">
                <text:p>6465.47960065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2507.06062229524">
                <text:p>2507.06062229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2">
                <text:p>1392</text:p>
              </table:table-cell>
              <table:table-cell office:value-type="float" office:value="1657.86965906517">
                <text:p>1657.86965906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0">
                <text:p>1400</text:p>
              </table:table-cell>
              <table:table-cell office:value-type="float" office:value="1610.42581823255">
                <text:p>1610.42581823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1186.03236996326">
                <text:p>1186.03236996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00">
                <text:p>1600</text:p>
              </table:table-cell>
              <table:table-cell office:value-type="float" office:value="938.531205137662">
                <text:p>938.531205137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0">
                <text:p>1700</text:p>
              </table:table-cell>
              <table:table-cell office:value-type="float" office:value="776.375455148185">
                <text:p>776.375455148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661.894870255307">
                <text:p>661.894870255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0">
                <text:p>1900</text:p>
              </table:table-cell>
              <table:table-cell office:value-type="float" office:value="576.745256405898">
                <text:p>576.745256405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510.923740708342">
                <text:p>510.923740708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">
                <text:p>2100</text:p>
              </table:table-cell>
              <table:table-cell office:value-type="float" office:value="458.511595965828">
                <text:p>458.511595965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0">
                <text:p>2200</text:p>
              </table:table-cell>
              <table:table-cell office:value-type="float" office:value="415.782868339834">
                <text:p>415.782868339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00">
                <text:p>2300</text:p>
              </table:table-cell>
              <table:table-cell office:value-type="float" office:value="380.274982373893">
                <text:p>380.274982373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0">
                <text:p>2400</text:p>
              </table:table-cell>
              <table:table-cell office:value-type="float" office:value="350.295109578804">
                <text:p>350.295109578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0">
                <text:p>2500</text:p>
              </table:table-cell>
              <table:table-cell office:value-type="float" office:value="324.641209482491">
                <text:p>324.6412094824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0">
                <text:p>2600</text:p>
              </table:table-cell>
              <table:table-cell office:value-type="float" office:value="302.436186766264">
                <text:p>302.436186766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00">
                <text:p>2700</text:p>
              </table:table-cell>
              <table:table-cell office:value-type="float" office:value="283.025039546125">
                <text:p>283.025039546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0">
                <text:p>2800</text:p>
              </table:table-cell>
              <table:table-cell office:value-type="float" office:value="265.908747455104">
                <text:p>265.908747455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00">
                <text:p>2900</text:p>
              </table:table-cell>
              <table:table-cell office:value-type="float" office:value="250.700448675064">
                <text:p>250.700448675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00">
                <text:p>3000</text:p>
              </table:table-cell>
              <table:table-cell office:value-type="float" office:value="237.095605418755">
                <text:p>237.095605418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00">
                <text:p>3100</text:p>
              </table:table-cell>
              <table:table-cell office:value-type="float" office:value="224.851211645721">
                <text:p>224.851211645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0">
                <text:p>3200</text:p>
              </table:table-cell>
              <table:table-cell office:value-type="float" office:value="213.770999481212">
                <text:p>213.770999481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0">
                <text:p>3300</text:p>
              </table:table-cell>
              <table:table-cell office:value-type="float" office:value="203.694717864402">
                <text:p>203.694717864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00">
                <text:p>3400</text:p>
              </table:table-cell>
              <table:table-cell office:value-type="float" office:value="194.490233003404">
                <text:p>194.490233003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0">
                <text:p>3500</text:p>
              </table:table-cell>
              <table:table-cell office:value-type="float" office:value="186.047620581549">
                <text:p>186.047620581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00">
                <text:p>3600</text:p>
              </table:table-cell>
              <table:table-cell office:value-type="float" office:value="178.274687454046">
                <text:p>178.274687454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00">
                <text:p>3700</text:p>
              </table:table-cell>
              <table:table-cell office:value-type="float" office:value="171.093534940353">
                <text:p>171.09353494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0">
                <text:p>3800</text:p>
              </table:table-cell>
              <table:table-cell office:value-type="float" office:value="164.437891620978">
                <text:p>164.437891620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00">
                <text:p>3900</text:p>
              </table:table-cell>
              <table:table-cell office:value-type="float" office:value="158.251021856136">
                <text:p>158.251021856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">
                <text:p>4000</text:p>
              </table:table-cell>
              <table:table-cell office:value-type="float" office:value="152.484070078225">
                <text:p>152.484070078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00">
                <text:p>4100</text:p>
              </table:table-cell>
              <table:table-cell office:value-type="float" office:value="147.094738484051">
                <text:p>147.094738484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0">
                <text:p>4200</text:p>
              </table:table-cell>
              <table:table-cell office:value-type="float" office:value="142.04622234623">
                <text:p>142.04622234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4.201cm" style:legend-expansion="high" chart:style-name="ch2"/>
        <chart:plot-area chart:style-name="ch3" table:cell-range-address="Sheet1.J18:Sheet1.K85" chart:data-source-has-labels="row" svg:x="0.32cm" svg:y="0.18cm" svg:width="12.905cm" svg:height="8.64cm">
          <chartooo:coordinate-region svg:x="1.312cm" svg:y="0.379cm" svg:width="11.3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9:Sheet1.K85" chart:label-cell-address="Sheet1.K18:Sheet1.K18" chart:class="chart:scatter">
            <chart:domain table:cell-range-address="Sheet1.J19:Sheet1.J85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target</text:p>
                <draw:g>
                  <svg:desc>Sheet1.K18:Sheet1.K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0">
                <text:p>1140</text:p>
                <draw:g>
                  <svg:desc>Sheet1.J19:Sheet1.J85</svg:desc>
                </draw:g>
              </table:table-cell>
              <table:table-cell office:value-type="float" office:value="15862">
                <text:p>15862</text:p>
                <draw:g>
                  <svg:desc>Sheet1.K19:Sheet1.K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5">
                <text:p>1145</text:p>
              </table:table-cell>
              <table:table-cell office:value-type="float" office:value="15862">
                <text:p>15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50">
                <text:p>1150</text:p>
              </table:table-cell>
              <table:table-cell office:value-type="float" office:value="15179.8731637634">
                <text:p>15179.8731637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5">
                <text:p>1155</text:p>
              </table:table-cell>
              <table:table-cell office:value-type="float" office:value="12991.1628824994">
                <text:p>12991.1628824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0">
                <text:p>1160</text:p>
              </table:table-cell>
              <table:table-cell office:value-type="float" office:value="11354.0708095075">
                <text:p>11354.0708095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5">
                <text:p>1165</text:p>
              </table:table-cell>
              <table:table-cell office:value-type="float" office:value="10083.3984671053">
                <text:p>10083.3984671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">
                <text:p>1170</text:p>
              </table:table-cell>
              <table:table-cell office:value-type="float" office:value="9068.50713045431">
                <text:p>9068.50713045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5">
                <text:p>1175</text:p>
              </table:table-cell>
              <table:table-cell office:value-type="float" office:value="8239.22736477942">
                <text:p>8239.22736477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0">
                <text:p>1180</text:p>
              </table:table-cell>
              <table:table-cell office:value-type="float" office:value="7548.90580155412">
                <text:p>7548.90580155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5">
                <text:p>1185</text:p>
              </table:table-cell>
              <table:table-cell office:value-type="float" office:value="6965.31545024764">
                <text:p>6965.31545024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0">
                <text:p>1190</text:p>
              </table:table-cell>
              <table:table-cell office:value-type="float" office:value="6465.47960065322">
                <text:p>6465.47960065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5">
                <text:p>1195</text:p>
              </table:table-cell>
              <table:table-cell office:value-type="float" office:value="6032.57509537624">
                <text:p>6032.57509537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5654.00157008469">
                <text:p>5654.00157008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5">
                <text:p>1205</text:p>
              </table:table-cell>
              <table:table-cell office:value-type="float" office:value="5320.13473073306">
                <text:p>5320.13473073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0">
                <text:p>1210</text:p>
              </table:table-cell>
              <table:table-cell office:value-type="float" office:value="5023.49669783015">
                <text:p>5023.49669783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5">
                <text:p>1215</text:p>
              </table:table-cell>
              <table:table-cell office:value-type="float" office:value="4758.18923867135">
                <text:p>4758.18923867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20">
                <text:p>1220</text:p>
              </table:table-cell>
              <table:table-cell office:value-type="float" office:value="4519.49757939344">
                <text:p>4519.49757939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5">
                <text:p>1225</text:p>
              </table:table-cell>
              <table:table-cell office:value-type="float" office:value="4303.60776193247">
                <text:p>4303.60776193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0">
                <text:p>1230</text:p>
              </table:table-cell>
              <table:table-cell office:value-type="float" office:value="4107.40131185047">
                <text:p>4107.40131185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5">
                <text:p>1235</text:p>
              </table:table-cell>
              <table:table-cell office:value-type="float" office:value="3928.30362154167">
                <text:p>3928.30362154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0">
                <text:p>1240</text:p>
              </table:table-cell>
              <table:table-cell office:value-type="float" office:value="3764.17033966235">
                <text:p>3764.17033966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5">
                <text:p>1245</text:p>
              </table:table-cell>
              <table:table-cell office:value-type="float" office:value="3613.20109754656">
                <text:p>3613.20109754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">
                <text:p>1250</text:p>
              </table:table-cell>
              <table:table-cell office:value-type="float" office:value="3473.87319436701">
                <text:p>3473.87319436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5">
                <text:p>1255</text:p>
              </table:table-cell>
              <table:table-cell office:value-type="float" office:value="3344.89005417501">
                <text:p>3344.89005417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0">
                <text:p>1260</text:p>
              </table:table-cell>
              <table:table-cell office:value-type="float" office:value="3225.14075333279">
                <text:p>3225.14075333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65">
                <text:p>1265</text:p>
              </table:table-cell>
              <table:table-cell office:value-type="float" office:value="3113.66794022476">
                <text:p>3113.66794022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0">
                <text:p>1270</text:p>
              </table:table-cell>
              <table:table-cell office:value-type="float" office:value="3009.64218483501">
                <text:p>3009.64218483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5">
                <text:p>1275</text:p>
              </table:table-cell>
              <table:table-cell office:value-type="float" office:value="2912.34130326194">
                <text:p>2912.34130326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0">
                <text:p>1280</text:p>
              </table:table-cell>
              <table:table-cell office:value-type="float" office:value="2821.13356670717">
                <text:p>2821.13356670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5">
                <text:p>1285</text:p>
              </table:table-cell>
              <table:table-cell office:value-type="float" office:value="2735.46396934736">
                <text:p>2735.46396934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0">
                <text:p>1290</text:p>
              </table:table-cell>
              <table:table-cell office:value-type="float" office:value="2654.84292412354">
                <text:p>2654.84292412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5">
                <text:p>1295</text:p>
              </table:table-cell>
              <table:table-cell office:value-type="float" office:value="2578.8368999687">
                <text:p>2578.8368999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0">
                <text:p>1300</text:p>
              </table:table-cell>
              <table:table-cell office:value-type="float" office:value="2507.06062229524">
                <text:p>2507.060622295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5">
                <text:p>1305</text:p>
              </table:table-cell>
              <table:table-cell office:value-type="float" office:value="2439.17054047429">
                <text:p>2439.17054047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0">
                <text:p>1310</text:p>
              </table:table-cell>
              <table:table-cell office:value-type="float" office:value="2374.8593285174">
                <text:p>2374.8593285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5">
                <text:p>1315</text:p>
              </table:table-cell>
              <table:table-cell office:value-type="float" office:value="2313.85123320722">
                <text:p>2313.85123320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0">
                <text:p>1320</text:p>
              </table:table-cell>
              <table:table-cell office:value-type="float" office:value="2255.89812113417">
                <text:p>2255.89812113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5">
                <text:p>1325</text:p>
              </table:table-cell>
              <table:table-cell office:value-type="float" office:value="2200.77610512613">
                <text:p>2200.77610512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0">
                <text:p>1330</text:p>
              </table:table-cell>
              <table:table-cell office:value-type="float" office:value="2148.28265335699">
                <text:p>2148.28265335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5">
                <text:p>1335</text:p>
              </table:table-cell>
              <table:table-cell office:value-type="float" office:value="2098.23410244086">
                <text:p>2098.2341024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0">
                <text:p>1340</text:p>
              </table:table-cell>
              <table:table-cell office:value-type="float" office:value="2050.46351014695">
                <text:p>2050.46351014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5">
                <text:p>1345</text:p>
              </table:table-cell>
              <table:table-cell office:value-type="float" office:value="2004.81879482969">
                <text:p>2004.818794829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50">
                <text:p>1350</text:p>
              </table:table-cell>
              <table:table-cell office:value-type="float" office:value="1961.16111788225">
                <text:p>1961.16111788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55">
                <text:p>1355</text:p>
              </table:table-cell>
              <table:table-cell office:value-type="float" office:value="1919.36347296875">
                <text:p>1919.3634729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0">
                <text:p>1360</text:p>
              </table:table-cell>
              <table:table-cell office:value-type="float" office:value="1879.30945183953">
                <text:p>1879.30945183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5">
                <text:p>1365</text:p>
              </table:table-cell>
              <table:table-cell office:value-type="float" office:value="1840.89216146998">
                <text:p>1840.89216146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70">
                <text:p>1370</text:p>
              </table:table-cell>
              <table:table-cell office:value-type="float" office:value="1804.01327131041">
                <text:p>1804.01327131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5">
                <text:p>1375</text:p>
              </table:table-cell>
              <table:table-cell office:value-type="float" office:value="1768.58217276591">
                <text:p>1768.58217276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0">
                <text:p>1380</text:p>
              </table:table-cell>
              <table:table-cell office:value-type="float" office:value="1734.51523577963">
                <text:p>1734.51523577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5">
                <text:p>1385</text:p>
              </table:table-cell>
              <table:table-cell office:value-type="float" office:value="1701.73514967889">
                <text:p>1701.73514967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0">
                <text:p>1390</text:p>
              </table:table-cell>
              <table:table-cell office:value-type="float" office:value="1670.17033734805">
                <text:p>1670.17033734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5">
                <text:p>1395</text:p>
              </table:table-cell>
              <table:table-cell office:value-type="float" office:value="1639.75443338478">
                <text:p>1639.75443338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0">
                <text:p>1400</text:p>
              </table:table-cell>
              <table:table-cell office:value-type="float" office:value="1610.42581823255">
                <text:p>1610.42581823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5">
                <text:p>1405</text:p>
              </table:table-cell>
              <table:table-cell office:value-type="float" office:value="1582.12720140729">
                <text:p>1582.127201407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0">
                <text:p>1410</text:p>
              </table:table-cell>
              <table:table-cell office:value-type="float" office:value="1554.80524788648">
                <text:p>1554.80524788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5">
                <text:p>1415</text:p>
              </table:table-cell>
              <table:table-cell office:value-type="float" office:value="1528.41024253412">
                <text:p>1528.410242534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0">
                <text:p>1420</text:p>
              </table:table-cell>
              <table:table-cell office:value-type="float" office:value="1502.89578811923">
                <text:p>1502.89578811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5">
                <text:p>1425</text:p>
              </table:table-cell>
              <table:table-cell office:value-type="float" office:value="1478.2185330689">
                <text:p>1478.2185330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30">
                <text:p>1430</text:p>
              </table:table-cell>
              <table:table-cell office:value-type="float" office:value="1454.33792559523">
                <text:p>1454.33792559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35">
                <text:p>1435</text:p>
              </table:table-cell>
              <table:table-cell office:value-type="float" office:value="1431.21599126265">
                <text:p>1431.215991262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0">
                <text:p>1440</text:p>
              </table:table-cell>
              <table:table-cell office:value-type="float" office:value="1408.81713142941">
                <text:p>1408.817131429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45">
                <text:p>1445</text:p>
              </table:table-cell>
              <table:table-cell office:value-type="float" office:value="1387.10794031289">
                <text:p>1387.10794031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0">
                <text:p>1450</text:p>
              </table:table-cell>
              <table:table-cell office:value-type="float" office:value="1366.05703870155">
                <text:p>1366.05703870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5">
                <text:p>1455</text:p>
              </table:table-cell>
              <table:table-cell office:value-type="float" office:value="1345.63492257275">
                <text:p>1345.63492257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0">
                <text:p>1460</text:p>
              </table:table-cell>
              <table:table-cell office:value-type="float" office:value="1325.81382508044">
                <text:p>1325.81382508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5">
                <text:p>1465</text:p>
              </table:table-cell>
              <table:table-cell office:value-type="float" office:value="1306.56759055513">
                <text:p>1306.567590555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70">
                <text:p>1470</text:p>
              </table:table-cell>
              <table:table-cell office:value-type="float" office:value="1287.87155931388">
                <text:p>1287.871559313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